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5" style:num-suffix=".">
        <style:list-level-properties text:space-before="0.25in" text:min-label-width="0.25in"/>
      </text:list-level-style-number>
    </text:list-style>
    <text:list-style style:name="L6">
      <text:list-level-style-number text:level="1" text:style-name="Numbering_20_Symbols" style:num-format="1" text:start-value="6" style:num-suffix=".">
        <style:list-level-properties text:space-before="0.25in" text:min-label-width="0.25in"/>
      </text:list-level-style-number>
    </text:list-style>
    <text:list-style style:name="L7">
      <text:list-level-style-number text:level="1" text:style-name="Numbering_20_Symbols" style:num-format="1" text:start-value="7" style:num-suffix=".">
        <style:list-level-properties text:space-before="0.25in" text:min-label-width="0.25in"/>
      </text:list-level-style-number>
    </text:list-style>
    <text:list-style style:name="L8">
      <text:list-level-style-number text:level="1" text:style-name="Numbering_20_Symbols" style:num-format="1" text:start-value="9"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7" style:num-suffix=".">
        <style:list-level-properties text:space-before="0.25in" text:min-label-width="0.25in"/>
      </text:list-level-style-number>
    </text:list-style>
    <text:list-style style:name="L12">
      <text:list-level-style-number text:level="1" text:style-name="Numbering_20_Symbols" style:num-format="1" text:start-value="6" style:num-suffix=".">
        <style:list-level-properties text:space-before="0.25in" text:min-label-width="0.25in"/>
      </text:list-level-style-number>
    </text:list-style>
    <text:list-style style:name="L13">
      <text:list-level-style-number text:level="1" text:style-name="Numbering_20_Symbols" style:num-format="1" text:start-value="17" style:num-suffix=".">
        <style:list-level-properties text:space-before="0.25in" text:min-label-width="0.25in"/>
      </text:list-level-style-number>
    </text:list-style>
    <text:list-style style:name="L14">
      <text:list-level-style-number text:level="1" text:style-name="Numbering_20_Symbols" style:num-format="1" text:start-value="22"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2" style:num-suffix=".">
        <style:list-level-properties text:space-before="0.25in" text:min-label-width="0.25in"/>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paragraph-properties fo:margin-left="0.0in" fo:margin-right="0in" fo:text-indent="0in" style:auto-text-indent="false" fo:margin-top="0in" fo:margin-bottom="0in"/>
    </style:style>
    <style:style style:name="P13" style:family="paragraph" style:parent-style-name="Text_20_body" style:list-style-name="L13">
      <style:paragraph-properties fo:margin-left="0.0in" fo:margin-right="0in" fo:text-indent="0in" style:auto-text-indent="false" fo:margin-top="0in" fo:margin-bottom="0in"/>
    </style:style>
    <style:style style:name="P14" style:family="paragraph" style:parent-style-name="Text_20_body" style:list-style-name="L14">
      <style:paragraph-properties fo:margin-left="0.0in" fo:margin-right="0in" fo:text-indent="0in" style:auto-text-indent="false" fo:margin-top="0in" fo:margin-bottom="0in"/>
    </style:style>
    <style:style style:name="P15" style:family="paragraph" style:parent-style-name="Text_20_body" style:list-style-name="L15">
      <style:paragraph-properties fo:margin-left="0.0in" fo:margin-right="0in" fo:text-indent="0in" style:auto-text-indent="false" fo:margin-top="0in" fo:margin-bottom="0in"/>
    </style:style>
    <style:style style:name="P16" style:family="paragraph" style:parent-style-name="Text_20_body" style:list-style-name="L16">
      <style:paragraph-properties fo:margin-left="0.0in" fo:margin-right="0in" fo:text-indent="0in" style:auto-text-indent="false"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left="0.0in" fo:margin-right="0in" fo:text-indent="0in" style:auto-text-indent="false" fo:margin-top="0in" fo:margin-bottom="0in"/>
    </style:style>
    <style:style style:name="P19" style:family="paragraph" style:parent-style-name="Text_20_body" style:list-style-name="L19">
      <style:paragraph-properties fo:margin-left="0.0in" fo:margin-right="0in" fo:text-indent="0in" style:auto-text-indent="false" fo:margin-top="0in" fo:margin-bottom="0in"/>
    </style:style>
    <style:style style:name="P20" style:family="paragraph" style:parent-style-name="Text_20_body" style:list-style-name="L20">
      <style:paragraph-properties fo:margin-left="0.0in" fo:margin-right="0in" fo:text-indent="0in" style:auto-text-indent="false" fo:margin-top="0in" fo:margin-bottom="0in"/>
    </style:style>
    <style:style style:name="P21" style:family="paragraph" style:parent-style-name="Text_20_body" style:list-style-name="L21">
      <style:paragraph-properties fo:margin-left="0.0in" fo:margin-right="0in" fo:text-indent="0in" style:auto-text-indent="false" fo:margin-top="0in" fo:margin-bottom="0in"/>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22">
      <style:paragraph-properties fo:margin-left="0.0in" fo:margin-right="0in" fo:text-indent="0in" style:auto-text-indent="false" fo:margin-top="0in" fo:margin-bottom="0in"/>
    </style:style>
    <style:style style:name="P27" style:family="paragraph" style:parent-style-name="Preformatted_20_Text">
    </style:style>
    <style:style style:name="P28" style:family="paragraph" style:parent-style-name="Text_20_body" style:list-style-name="L23">
    </style:style>
    <style:style style:name="P29" style:family="paragraph" style:parent-style-name="Text_20_body" style:list-style-name="L24">
      <style:paragraph-properties fo:margin-left="0.0in" fo:margin-right="0in" fo:text-indent="0in" style:auto-text-indent="false"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Text_20_body" style:list-style-name="L25">
    </style:style>
    <style:style style:name="P33" style:family="paragraph" style:parent-style-name="Text_20_body" style:list-style-name="L26">
      <style:paragraph-properties fo:margin-left="0.0in" fo:margin-right="0in" fo:text-indent="0in" style:auto-text-indent="false" fo:margin-top="0in" fo:margin-bottom="0in"/>
    </style:style>
    <style:style style:name="P34" style:family="paragraph" style:parent-style-name="Text_20_body" style:list-style-name="L27">
      <style:paragraph-properties fo:margin-left="0.0in" fo:margin-right="0in" fo:text-indent="0in" style:auto-text-indent="false"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Text_20_body" style:list-style-name="L28">
      <style:paragraph-properties fo:margin-left="0.0in" fo:margin-right="0in" fo:text-indent="0in" style:auto-text-indent="false"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Text_20_body" style:list-style-name="L29">
      <style:paragraph-properties fo:margin-left="0.0in" fo:margin-right="0in" fo:text-indent="0in" style:auto-text-indent="false" fo:margin-top="0in" fo:margin-bottom="0in"/>
    </style:style>
    <style:style style:name="P93" style:family="paragraph" style:parent-style-name="Text_20_body" style:list-style-name="L30">
      <style:paragraph-properties fo:margin-left="0.0in" fo:margin-right="0in" fo:text-indent="0in" style:auto-text-indent="false" fo:margin-top="0in" fo:margin-bottom="0in"/>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31">
      <style:paragraph-properties fo:margin-left="0.0in" fo:margin-right="0in" fo:text-indent="0in" style:auto-text-indent="false" fo:margin-top="0in" fo:margin-bottom="0in"/>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32">
      <style:paragraph-properties fo:margin-left="0.0in" fo:margin-right="0in" fo:text-indent="0in" style:auto-text-indent="false" fo:margin-top="0in" fo:margin-bottom="0in"/>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Text_20_body" style:list-style-name="L33">
      <style:paragraph-properties fo:margin-left="0.0in" fo:margin-right="0in" fo:text-indent="0in" style:auto-text-indent="false" fo:margin-top="0in" fo:margin-bottom="0in"/>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Text_20_body" style:list-style-name="L34">
      <style:paragraph-properties fo:margin-left="0.0in" fo:margin-right="0in" fo:text-indent="0in" style:auto-text-indent="false" fo:margin-top="0in" fo:margin-bottom="0in"/>
    </style:style>
    <style:style style:name="P192" style:family="paragraph" style:parent-style-name="Text_20_body" style:list-style-name="L35">
      <style:paragraph-properties fo:margin-left="0.0in" fo:margin-right="0in" fo:text-indent="0in" style:auto-text-indent="false" fo:margin-top="0in" fo:margin-bottom="0in"/>
    </style:style>
    <style:style style:name="P193" style:family="paragraph" style:parent-style-name="Text_20_body" style:list-style-name="L36">
      <style:paragraph-properties fo:margin-left="0.0in" fo:margin-right="0in" fo:text-indent="0in" style:auto-text-indent="false" fo:margin-top="0in" fo:margin-bottom="0in"/>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Text_20_body" style:list-style-name="L37">
      <style:paragraph-properties fo:margin-left="0.0in" fo:margin-right="0in" fo:text-indent="0in" style:auto-text-indent="false" fo:margin-top="0in" fo:margin-bottom="0in"/>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Text_20_body" style:list-style-name="L38">
      <style:paragraph-properties fo:margin-left="0.0in" fo:margin-right="0in" fo:text-indent="0in" style:auto-text-indent="false" fo:margin-top="0in" fo:margin-bottom="0in"/>
    </style:style>
    <style:style style:name="P242" style:family="paragraph" style:parent-style-name="Text_20_body" style:list-style-name="L39">
      <style:paragraph-properties fo:margin-left="0.0in" fo:margin-right="0in" fo:text-indent="0in" style:auto-text-indent="false" fo:margin-top="0in" fo:margin-bottom="0in"/>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40">
    </style:style>
    <style:style style:name="P274" style:family="paragraph" style:parent-style-name="Text_20_body" style:list-style-name="L41">
      <style:paragraph-properties fo:margin-left="0.0in" fo:margin-right="0in" fo:text-indent="0in" style:auto-text-indent="false" fo:margin-top="0in" fo:margin-bottom="0in"/>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42">
      <style:paragraph-properties fo:margin-left="0.0in" fo:margin-right="0in" fo:text-indent="0in" style:auto-text-indent="false" fo:margin-top="0in" fo:margin-bottom="0in"/>
    </style:style>
    <style:style style:name="P282" style:family="paragraph" style:parent-style-name="Text_20_body" style:list-style-name="L43">
      <style:paragraph-properties fo:margin-left="0.0in" fo:margin-right="0in" fo:text-indent="0in" style:auto-text-indent="false" fo:margin-top="0in" fo:margin-bottom="0in"/>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44">
      <style:paragraph-properties fo:margin-left="0.0in" fo:margin-right="0in" fo:text-indent="0in" style:auto-text-indent="false" fo:margin-top="0in" fo:margin-bottom="0in"/>
    </style:style>
    <style:style style:name="P302" style:family="paragraph" style:parent-style-name="Text_20_body" style:list-style-name="L45">
      <style:paragraph-properties fo:margin-left="0.0in" fo:margin-right="0in" fo:text-indent="0in" style:auto-text-indent="false" fo:margin-top="0in" fo:margin-bottom="0in"/>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46">
      <style:paragraph-properties fo:margin-left="0.0in" fo:margin-right="0in" fo:text-indent="0in" style:auto-text-indent="false" fo:margin-top="0in" fo:margin-bottom="0in"/>
    </style:style>
    <style:style style:name="P314" style:family="paragraph" style:parent-style-name="Text_20_body" style:list-style-name="L47">
      <style:paragraph-properties fo:margin-left="0.0in" fo:margin-right="0in" fo:text-indent="0in" style:auto-text-indent="false"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Text_20_body" style:list-style-name="L48">
      <style:paragraph-properties fo:margin-left="0.0in" fo:margin-right="0in" fo:text-indent="0in" style:auto-text-indent="false" fo:margin-top="0in" fo:margin-bottom="0in"/>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Text_20_body" style:list-style-name="L49">
      <style:paragraph-properties fo:margin-left="0.0in" fo:margin-right="0in" fo:text-indent="0in" style:auto-text-indent="false" fo:margin-top="0in" fo:margin-bottom="0in"/>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office:automatic-styles>
  <office:body>
    <office:text>
      <text:h text:style-name="Title">OParl Schnittstellen-Spezifikation (Entwurf)</text:h>
      <text:p text:style-name="Author">OParl Team - http://oparl.de/</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Status</text:h>
      <text:p text:style-name="First_20_paragraph">Die Spezifikation befindet sich in Arbeit. Das Dokument enthält entsprechend viele Ungenauigkeiten und Hinweise auf offene Fragestellungen.</text:p>
      <text:h text:style-name="Heading_20_2" text:outline-level="2">Was ist OParl?</text:h>
      <text:p text:style-name="First_20_paragraph">(Nachfolgend eine Übernahme aus dem bisherigen Abschnitt "Funktionsumfang der OParl-Schnittstelle". Der Text sollte deutlich überarbeitet und erweitert werden.)</text:p>
      <text:p text:style-name="Text_20_body">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oder als JSONP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Zielsetzung von OParl</text:h>
      <text:list text:style-name="L1">
        <text:list-item>
          <text:p text:style-name="P1">Nutzen für Kommunen, Bürger, politische Parteien</text:p>
        </text:list-item>
        <text:list-item>
          <text:p text:style-name="P1">Nutzen für Anbieter von RIS-Pflegesoftware</text:p>
        </text:list-item>
        <text:list-item>
          <text:p text:style-name="P1">Nutzen für Anbieter von RIS-Darstellungssoftware</text:p>
        </text:list-item>
        <text:list-item>
          <text:p text:style-name="P1">Nutzen für Open Data Initiativen</text:p>
        </text:list-item>
        <text:list-item>
          <text:p text:style-name="P1">Nutzen für die Wissenschaft</text:p>
        </text:list-item>
        <text:list-item>
          <text:p text:style-name="P1">Linked Data erwähnen</text:p>
        </text:list-item>
      </text:list>
      <text:p text:style-name="First_20_paragraph">(Nachstehen der bisherige Textentwurf aus dem Abschnitt "Motivationen für den standardisierten Datenzugriff", der sicherlich deutlich überarbeitet werden muss.)</text:p>
      <text:p text:style-name="Text_20_body">Die Gründe, warum Betreiber von parlamentarischen Informationssystemen den Zugriff darauf über eine standardisierte Schnittstelle ermöglichen sollten, können vielfältig sein.</text:p>
      <text:p text:style-name="Text_20_body">Ein zentrales Argument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Das Interesse an parlamentarischen Informationen und an Anwendungen, die diese nutzbar und auswertbar machen, ist offensichtlich vorhanden. Die Entwickler der alternativen Ratsinformationssysteme wie Frankfurt Gestalten[14], Offenes Köln[15] oder der OpenRuhr:RIS-Instanzen[16]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könnten sein:</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h text:style-name="Heading_20_2" text:outline-level="2">Transparenz und Beteiligung durch Open Data</text:h>
      <text:list text:style-name="L3">
        <text:list-item>
          <text:p text:style-name="P3">Einführung zu Open Data</text:p>
        </text:list-item>
        <text:list-item>
          <text:p text:style-name="P3">"10 Principles" erwähnen <text:a xlink:type="simple" xlink:href="https://sunlightfoundation.com/policy/documents/ten-open-data-principles/" office:name=""><text:span text:style-name="Definition"><text:span text:style-name="Teletype">https://sunlightfoundation.com/policy/documents/ten-open-data-principles/</text:span></text:span></text:a></text:p>
        </text:list-item>
        <text:list-item>
          <text:p text:style-name="P3">Spürbare Tendenz zu mehr Offenheit</text:p>
        </text:list-item>
        <text:list-item>
          <text:p text:style-name="P3">Open Data ist (nur) zum Teil technisches Problem</text:p>
        </text:list-item>
        <text:list-item>
          <text:p text:style-name="P3">Vier der "10 Principles" haben technische Dimension:</text:p>
          <text:list text:style-name="L4">
            <text:list-item>
              <text:list text:style-name="L5">
                <text:list-item>
                  <text:p text:style-name="P5">Machine readability</text:p>
                </text:list-item>
              </text:list>
            </text:list-item>
            <text:list-item>
              <text:list text:style-name="L6">
                <text:list-item>
                  <text:p text:style-name="P6">Non-discrimination</text:p>
                </text:list-item>
              </text:list>
            </text:list-item>
            <text:list-item>
              <text:list text:style-name="L7">
                <text:list-item>
                  <text:p text:style-name="P7">Use of Commonly Owned Standards</text:p>
                </text:list-item>
              </text:list>
            </text:list-item>
            <text:list-item>
              <text:list text:style-name="L8">
                <text:list-item>
                  <text:p text:style-name="P8">Permanence</text:p>
                </text:list-item>
              </text:list>
            </text:list-item>
          </text:list>
        </text:list-item>
        <text:list-item>
          <text:p text:style-name="P3">Die bloße Bereitstellung einer OParl-konformen API wird weder die Einhaltung der technischen Prinzipien, noch der weiteren Open-Data-Prinzipien vollständig garantieren. Für echte Transparenz bedarft es mehr.</text:p>
        </text:list-item>
        <text:list-item>
          <text:p text:style-name="P3">Viele Bestandteile der Oparl Spezifikation, die einen weitgehend barrierearmen Zugang zu Informationen ermöglichen, sind optional.</text:p>
          <text:list text:style-name="L9">
            <text:list-item>
              <text:p text:style-name="P9">Beispiel: Volltexte von Dokumenten über die API abrufbar machen</text:p>
            </text:list-item>
          </text:list>
        </text:list-item>
        <text:list-item>
          <text:p text:style-name="P3">Andere Bestandteile, die von Interesse wären, sind noch gar nicht von OParl abgedeckt. Beispiel: Abstimmungsergebnisse.</text:p>
        </text:list-item>
        <text:list-item>
          <text:p text:style-name="P3">Grund dafür ist, dass sich OParl in einem frühen Stadium befindet und primär am Status Quo der parlamentarischen Informationssysteme ausgerichtet ist.</text:p>
        </text:list-item>
        <text:list-item>
          <text:p text:style-name="P3">Es liegt also auch weiterhin an den Verwaltungen und Parlamentariern,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p>
        </text:list-item>
      </text:list>
      <text:h text:style-name="Heading_20_2" text:outline-level="2">Werdegang von OParl 1.0</text:h>
      <text:p text:style-name="First_20_paragraph">Stichpunkte:</text:p>
      <text:list text:style-name="L10">
        <text:list-item>
          <text:list text:style-name="L11">
            <text:list-item>
              <text:p text:style-name="P11">und 18. November 2012: Die Open Knowledge Foundation Deutschland veranstaltet in den Räumen der Heinrich-Böll-Stiftung in Berlin einen Workshop für Entwickler von Anwendungen, die einen gesellschaftlichen Nutzen bringen sollen. Hier ist VITAKO, die Bundes-Arbeitsgemeinschaft der Kommunalen IT-Dienstleister, als Sponsor engagiert. Die Geschäftsführerin, Dr. Marianne Wulff, ist persönlich vor Ort. Auch das Projekt Offenes Köln wird in einem Vortrag von Marian Steinbach präsentiert. Es kommt zum Austausch über die Frage, wie das Prinzip der offenen Ratsinformationen effektiv auf weitere Kommunen ausgeweitet werden könnte.</text:p>
            </text:list-item>
          </text:list>
        </text:list-item>
        <text:list-item>
          <text:list text:style-name="L12">
            <text:list-item>
              <text:p text:style-name="P12">Dezember 2012: Anhörung im Landtag NRW in Düsseldorf zu einer Open-Data-Strategie der Landesregierung, wo Jens Klessmann und Marian Steinbach als Sachverständige gehört werden. Danach Gespräch über Möglichkeiten der Standardisierung offener Ratsinformationssysteme.</text:p>
            </text:list-item>
          </text:list>
        </text:list-item>
        <text:list-item>
          <text:p text:style-name="P10">Dezember 2012: Dr. Marianne Wulff, Jens Klessmann und Marian Steinbach beginnen mit der Abstimmung über einen Workshop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list-item>
        <text:list-item>
          <text:list text:style-name="L13">
            <text:list-item>
              <text:p text:style-name="P13">April 2013: Insgesamt 30 Teilnehmer versammeln sich in Köln, um sich in einem ersten Treffen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Marke für die Bemühungen der Gruppe stehen soll.</text:p>
            </text:list-item>
          </text:list>
        </text:list-item>
        <text:list-item>
          <text:list text:style-name="L14">
            <text:list-item>
              <text:p text:style-name="P14">Januar 2014: Nachdem sich die verteilte Zusammenarbeit am Standard-Entwurf seit April 2013 als nicht zielführend erwiesen hat, laden Jens Klessmann und Marian Steinbach und VITAKO zu einem eintägigen OParl-Workshop in Bielefeld ein. Das Ziel ist, die Spezifikation so weit wie möglich voran zu treiben und eine gute Basis für die baldige Fertigstellung zu legen.</text:p>
            </text:list-item>
          </text:list>
        </text:list-item>
      </text:list>
      <text:h text:style-name="Heading_20_2" text:outline-level="2">Zukunft von OParl</text:h>
      <text:list text:style-name="L15">
        <text:list-item>
          <text:p text:style-name="P15">Verfeinerung, Lücken schliessen</text:p>
        </text:list-item>
        <text:list-item>
          <text:p text:style-name="P15">Globalisierung</text:p>
        </text:list-item>
        <text:list-item>
          <text:p text:style-name="P15">Erweiterung über die kommunale Ebene hinaus (Land, Bund)</text:p>
        </text:list-item>
        <text:list-item>
          <text:p text:style-name="P15">Vereinheitlichung von Kategorien (Drucksachentypen, Arten von Gremien)</text:p>
        </text:list-item>
        <text:list-item>
          <text:p text:style-name="P15">Erweiterung von Personendaten, z.B. mit Social Media URLs</text:p>
        </text:list-item>
        <text:list-item>
          <text:p text:style-name="P15">Mehr Abfragekriterien</text:p>
        </text:list-item>
        <text:list-item>
          <text:p text:style-name="P15">Suchfunktionen (Volltextsuche)</text:p>
        </text:list-item>
        <text:list-item>
          <text:p text:style-name="P15">Abstimmungsverhalten und maschinenlesbare Protokolle</text:p>
        </text:list-item>
        <text:list-item>
          <text:p text:style-name="P15">Schreibender Zugriff. Auch dazu muss das Rad nicht neu erfunden werden. Bestehende bzw. in Entwicklung befindliche Spezifikationen und Techniken aus der Linked Data-Welt können verwendet werden. Dazu gehören insbesondere die Linked Data Platform des W3C und Hydra.</text:p>
        </text:list-item>
      </text:list>
      <text:h text:style-name="Heading_20_2" text:outline-level="2">Nomenklatur der Spezifikation und Satzkonventionen</text:h>
      <text:h text:style-name="Heading_20_3" text:outline-level="3">MÜSSEN, SOLLEN und KÖNNEN bzw. ZWINGEND, EMPFOHLEN und OPTIONAL</text:h>
      <text:p text:style-name="First_20_paragraph">Dieses Spezifikationsdokument nutzt die Modalverben müssen, können und sollen in einer Art und Weise, die bestimmte Anforderungen möglichst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0" text:note-class="footnote"><text:note-citation>1</text:note-citation><text:note-body><text:p text:style-name="Footnote">RFC2119 <text:a xlink:type="simple" xlink:href="http://tools.ietf.org/html/rfc2119" office:name=""><text:span text:style-name="Definition"><text:span text:style-name="Teletype">http://tools.ietf.org/html/rfc2119</text:span></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Besondere Hervorhebungen und Satzkonventionen</text:h>
      <text:h text:style-name="Heading_20_2" text:outline-level="2">Initiatoren</text:h>
      <text:h text:style-name="Heading_20_2" text:outline-level="2">Unterstützer</text:h>
      <text:h text:style-name="Heading_20_2" text:outline-level="2">Autoren</text:h>
      <text:p text:style-name="First_20_paragraph">An diesem Dokument haben mitgewirkt:</text:p>
      <text:p text:style-name="Text_20_body">Felix Ebert, Jan Erhardt, Jens Klessmann, Andreas Kuckartz, Babett Schalitz, Marian Steinbach,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1" text:note-class="footnote"><text:note-citation>2</text:note-citation><text:note-body><text:p text:style-name="Footnote">Architecture of the World Wide Web, Volume One. <text:a xlink:type="simple" xlink:href="http://www.w3.org/TR/webarch/" office:name=""><text:span text:style-name="Definition"><text:span text:style-name="Teletype">http://www.w3.org/TR/webarch/</text:span></text:span></text:a></text:p></text:note-body></text:note></text:p>
      <text:h text:style-name="Heading_20_2" text:outline-level="2">Überblick</text:h>
      <text:p text:style-name="First_20_paragraph"><draw:frame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text:p>
      <text:p text:style-name="Text_20_body">Im kommunalen Umfeld in Deutschland, wo das Parlament je nach Art der Kommune häufig als Stadtrat oder Gemeinderat bezeichnet wird, hat sich für diese Art von Informationssystem auch der Begriff "Ratsinformationssystem" (kurz "RIS") etabliert.</text:p>
      <text:p text:style-name="Text_20_body">Parlamentarische Informationssysteme sind jedoch nicht auf die kommunale Ebene begrenzt. Ähnliche Systeme werden auch auf Ebene z.B. von Landkreisen, Regierungsbezirken und diversen Zweckverbänden eingesetzt.</text:p>
      <text:p text:style-name="Text_20_body">Diese Systeme unterstützen in der Regel mehrere der folgenden Funktionen:</text:p>
      <text:list text:style-name="L16">
        <text:list-item>
          <text:p text:style-name="P16">Das Erzeugen, Bearbeiten und Darstellen von Sitzungen und deren Tagesordnung</text:p>
        </text:list-item>
        <text:list-item>
          <text:p text:style-name="P16">Das Erzeugen und Abrufen von Sitzungsprotokollen</text:p>
        </text:list-item>
        <text:list-item>
          <text:p text:style-name="P16">Das Erzeugen, Bearbeiten und Anzeigen von Drucksachen</text:p>
        </text:list-item>
        <text:list-item>
          <text:p text:style-name="P16">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 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 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wahlweise auch die verschlüsselte Nutzung der API möglich, sofern Server dies unterstützt.</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 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a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h text:style-name="Heading_20_3" text:outline-level="3">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bestmöglichen Lesezugriff auf Dokumente aus Ratsinformationssystemen (RIS) zu bieten. Die möglichen Kontexte und Nutzungsmotivationen sind vielfältig:</text:p>
      <text:list text:style-name="L17">
        <text:list-item>
          <text:p text:style-name="P17">Teilnehmer einer Sitzung greifen während der Sitzung auf die Einladung dieser Sitzung und die zur Tagesordnung der Sitzung gehörenden Drucksachen zu, außerdem auf die Protokolle vorheriger Sitzungen.</text:p>
        </text:list-item>
        <text:list-item>
          <text:p text:style-name="P17">Eine Redakteurin der Lokalpresse geht unterwegs die Themen der nächsten Sitzungen bestimmter Gremien, für die sie sich besonders interessiert, durch.</text:p>
        </text:list-item>
        <text:list-item>
          <text:p text:style-name="P17">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Rats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 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aschirm bietet eine nutzerfreundliche Möglichkeit, beispielsweise Dokumente im weit verbreiteten PDF-Format darzustellen. Hier könnte schon der Entwickler der mobilen App Mechanismen vorsehen, die, sofern vorhanden, besser geeignete Formate wie z.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xtsuche hinaus gehen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nach Distanz zum Objekt sortiert werden könnte.</text:p>
      <text:h text:style-name="Heading_20_3" text:outline-level="3">Szenario 2: Integration in Web-Portal</text:h>
      <text:p text:style-name="First_20_paragraph">Web Portale bieten Nutzern unter anderem die Möglichkeit Anwendungen, Prozesse und Dienste zu integrieren. Die OParl API stellt einen solchen Dienst dar und bereitet so den Weg zu angereicherten Portalseiten. Informationen, die über die API bezogen werden, können in Portlets organisiert und visualisiert werden. Hierbei können</text:p>
      <text:list text:style-name="L18">
        <text:list-item>
          <text:p text:style-name="P18">angemeldete Benutzer</text:p>
        </text:list-item>
      </text:list>
      <text:p text:style-name="First_20_paragraph">die eingegrenzten Portlet Parameter für den nächsten Besuch zwischen speichern, während</text:p>
      <text:list text:style-name="L19">
        <text:list-item>
          <text:p text:style-name="P19">anonyme Benutzer</text:p>
        </text:list-item>
      </text:list>
      <text:p text:style-name="First_20_paragraph">dies nicht können. In beiden Fällen können Portalnutzer das angezeigte Portlet nach ihren Bedürfnissen anpassen. Beispielsweise kann ein solches Portlet eine Liste der Gremien bereitstellen, aus der sich der Nutzer das interessante Gremium aussucht und aufgrund dieser Auswahl die Informationen zu den vergangenen / nächsten Sitzungsterminen im Rat, etwaiger Drucksachen oder Dokumenten erhält und geeignet visualisiert.</text:p>
      <text:p text:style-name="Text_20_body">Durch eine solche Integration von RIS Informationen in bestehende Portalsysteme (unter Umständen die kommunale Webseite selbst), ist es möglich Nutzern zusätzliche Informationen in der bereits gewohnten Umgebung zu präsentieren und den bestehenden Informationsgehalt und den Datenbestand aufzuwerten.</text:p>
      <text:h text:style-name="Heading_20_3" text:outline-level="3">Szenario 3: Meta-Suche</text:h>
      <text:h text:style-name="Heading_20_3" text:outline-level="3">Szenario 4: Forschungsprojekt Themen- und Sprachanalyse</text:h>
      <text:h text:style-name="Heading_20_1" text:outline-level="1">Prinzipien und Funktionen der API</text:h>
      <text:p text:style-name="First_20_paragraph">(In diesem Kapitel werden die Zugriffsmethoden der OParl-konformen Schnittstelle beschrieben. Hierzu gehören alle chapter-Dateien, deren Nummerierung mit der Ziffer 6 beginnnt.)</text:p>
      <text:p text:style-name="Text_20_body">Stichpunkte:</text:p>
      <text:list text:style-name="L20">
        <text:list-item>
          <text:p text:style-name="P20">Grundlage für den Zugriff auf die Schnittstelle ist das Hypertext Transfer Protocol (HTTP).</text:p>
        </text:list-item>
        <text:list-item>
          <text:p text:style-name="P20">Optional gzip Encoding und andere Kodierungen, wenn Client und Server dies unterstützen</text:p>
        </text:list-item>
        <text:list-item>
          <text:p text:style-name="P20">Das Protokoll ist zustandslos</text:p>
        </text:list-item>
        <text:list-item>
          <text:p text:style-name="P20">Authentifizierung wird nicht benötigt.</text:p>
        </text:list-item>
      </text:list>
      <text:h text:style-name="Heading_20_2" text:outline-level="2">Designprinzipien</text:h>
      <text:h text:style-name="Heading_20_3" text:outline-level="3">Aufbauend auf der gängigen Praxis</text:h>
      <text:p text:style-name="First_20_paragraph">Grundlage für die Erarbeitung der OParl-Spezifikation in der vorliegenden Version ist eine Analyse der aktuell (2012 bis 2014) in Deutschland befindlichen Ratsinformationssysteme und ihrer Nutzung. Erklärtes Ziel für diese Version ist es, mit möglichst geringem Entwicklungsaufwand auf Seite der Softwareanbieter und Migrationsaufwand auf Seite der Betreiber zu einer Bereitstellung von parlamentarischen Informationen über eine OParl 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en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eletype">oparl:Paper</text:span>), um beispielsweise die Lage eines Bauvorhabens, das in einer Beschlussvorlage behandelt wird, zu beschreiben. Zwar ist den Autoren nur ein einziges Ratsinformationssystem<text:note text:id="ftn2" text:note-class="footnote"><text:note-citation>3</text:note-citation><text:note-body><text:p text:style-name="Footnote">Das System BoRis der Stadt Bonn <text:a xlink:type="simple" xlink:href="http://www2.bonn.de/bo_ris/ris_sql/agm_index.asp" office:name=""><text:span text:style-name="Definition"><text:span text:style-name="Teletype">http://www2.bonn.de/bo_ris/ris_sql/agm_index.asp</text:span></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beliebige Geodaten-Objekte entsprechend der GeoJSON Spezifikation<text:note text:id="ftn3" text:note-class="footnote"><text:note-citation>4</text:note-citation><text:note-body><text:p text:style-name="Footnote">GeoJSON <text:a xlink:type="simple" xlink:href="http://geojson.org/" office:name=""><text:span text:style-name="Definition"><text:span text:style-name="Teletype">http://geojson.org/</text:span></text:span></text:a></text:p></text:note-body></text:note> einzubetten. Die Angabe eines einzelnen Punktes ist dabei nur ein einfacher Sonderfall. Die Spezifikation erlaubt auch die Kodierung von mehreren Objekten, die Punkte, Linien oder Polygone repräsentieren können. Vgl. dazu <text:span text:style-name="Teletype">oparl:Location</text:span>.</text:p>
      <text:p text:style-name="Text_20_body">Auch die Ausgabe einer Nur-Text-Version im Kontext des Dokuments (<text:span text:style-name="Teletype">oparl:Document</text:span>), das den barrierefreien Zugriff auf Inhalte oder Indexierung für Volltextsuchfunktionen deutlich vereinfacht, ist eine Möglichkeit, die in der gängigen Praxis noch nicht zu finden ist. Ebenso die Möglichkeit, Beziehungen zwischen einzelnen Dokumenten herzustellen, um so von einem Dokument zu anderen Dokument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4" text:note-class="footnote"><text:note-citation>5</text:note-citation><text:note-body><text:p text:style-name="Footnote">Fielding, Roy: Architectural Styles and the Design of Network-based Software Architectures, <text:a xlink:type="simple" xlink:href="http://www.ics.uci.edu/~fielding/pubs/dissertation/top.htm" office:name=""><text:span text:style-name="Definition"><text:span text:style-name="Teletype">http://www.ics.uci.edu/~fielding/pubs/dissertation/top.htm</text:span></text:span></text:a></text:p></text:note-body></text:note>. Die Definition von Fielding reicht sehr weit und berührt viele Details. In der Praxis wird der Begriff häufig genutzt, um eine Schnittstelle zu beschreiben,</text:p>
      <text:list text:style-name="L21">
        <text:list-item>
          <text:p text:style-name="P21">die auf WWW-Technologie aufbaut, insbesondere dem HTTP-Protokoll</text:p>
        </text:list-item>
        <text:list-item>
          <text:p text:style-name="P21">die darauf beruht, dass mittels URL einzelne Ressourcen oder Zustände vom Client abgerufen werden können.</text:p>
        </text:list-item>
        <text:list-item>
          <text:p text:style-name="P21">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 Schema beschrieben sind. Das bedeutet auch, dass Objekttypen so um eigene Eigenschaften erweitert werden können, die nicht im OParl Schema beschrieben sind.</text:p>
      <text:p text:style-name="Text_20_body">Ein weiterer Aspekt betrifft die Abwärtskompatiblität, also die Kompatibilität von OParl-Clients mit zukünftigen Schnittstellen. So können beispielsweise zukünftige Erweiterungen des OParl Schemas, etwa um neue Objekttypen, genau so durchgeführt werden wie die Erweiterungen um herstellerspezifische Objekttypen. Ein Client muss diese Anteile nicht auswerten, sofern sie nicht für die Aufgabe des Clients relevant sind.</text:p>
      <text:p text:style-name="Text_20_body">Diese angestrebte Erweiterbarkeit wird durch weitgehend durch das JSON-LD-Format (TODO: Verweis einfügen) gewährleistet. Es erlaubt die Verflechtung von Objekttypen-Definitionen aus verschiedenen Schemata.</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graphartig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 genannt<text:note text:id="ftn5" text:note-class="footnote"><text:note-citation>6</text:note-citation><text:note-body><text:p text:style-name="Footnote"><text:a xlink:type="simple" xlink:href="http://patterns.dataincubator.org/book/follow-your-nose.html" office:name=""><text:span text:style-name="Definition"><text:span text:style-name="Teletype">http://patterns.dataincubator.org/book/follow-your-nose.html</text:span></text:span></text:a></text:p></text:note-body></text:note>.</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h text:style-name="Heading_20_2" text:outline-level="2">HTTP und HTTPS</text:h>
      <text:p text:style-name="First_20_paragraph">OParl-Server und -Client kommunizieren miteinander über das HTTP-Protokoll.</text:p>
      <text:p text:style-name="Text_20_body">Hierbei SOLL eine verschlüsselte Variante des Protokolls, auch HTTPS genannt, zum Einsatz kommen, alternativ kann jedoch auch unverschlüsseltes HTTP verwendet werden. Welche Verschlüsselungstechnologie im Fall von HTTPS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URL-Kanonisierung).</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MUSS das System bei Anfragen an die entsprechenden URLs ohne "https://" Schema mit einer Weiterleitung antworten (HTTP Status-Code 301).</text:p>
      <text:p text:style-name="Text_20_body">Gleiches gilt umgekehrt: beantwortet das System regulär Anfragen über unverschlüsseltes HTTP, dann MÜSSEN Anfragen auf die entsprechenden URLs mit "https://"-Schema mit einer HTTP-Weiterleitung (HTTP Status-Code 301) beantwortet werden.</text:p>
      <text:h text:style-name="Heading_20_2" text:outline-level="2">URLs</text:h>
      <text:p text:style-name="First_20_paragraph">Den URLs (für "Uniform Resource Locators", auch URI für "Uniform Resource Identifier") kommt bei einer OParl-konformen API eine besondere Bedeutung zu und es werden eine Reihe von Anforderungen an die Verarbeitung von URLs gestellt.</text:p>
      <text:p text:style-name="Text_20_body">Die grundsätzliche Funktionsweise von URLs ist in RFC3986 beschrieben<text:note text:id="ftn6" text:note-class="footnote"><text:note-citation>7</text:note-citation><text:note-body><text:p text:style-name="Footnote"><text:a xlink:type="simple" xlink:href="http://tools.ietf.org/html/rfc3986" office:name=""><text:span text:style-name="Definition"><text:span text:style-name="Teletype">http://tools.ietf.org/html/rfc3986</text:span></text:span></text:a></text:p></text:note-body></text:note>.</text:p>
      <text:p text:style-name="Text_20_body">Der Aufbau einer beispielhaften URL mit den Bezeichnungen, wie sie in diesem Dokument Verwendung finden:</text:p>
      <text:p text:style-name="P22">http://refserv.oparl.org/bodies/0/committees/4/members/?skip=234</text:p>
      <text:p text:style-name="P23">\__/ <text:s text:c="2"/>\_______________/\_____________________________/ \______/</text:p>
      <text:p text:style-name="P24"><text:s text:c="1"/>| <text:s text:c="8"/>| <text:s text:c="17"/>| <text:s text:c="26"/>|</text:p>
      <text:p text:style-name="P25">Schema <text:s text:c="3"/>Host <text:s text:c="14"/>Pfad <text:s text:c="23"/>Query-String</text:p>
      <text:h text:style-name="Heading_20_3" text:outline-level="3">URL-Kanonisierung</text:h>
      <text:p text:style-name="First_20_paragraph">Absicht ist, dass jedes benannte Objekt, das ein Server über eine OParl-API anbietet, über genau eine URL identifizierbar und abrufbar ist. Diese Vereinheitlichung der URL nennen wir Kanonisierung.</text:p>
      <text:p text:style-name="Text_20_body">Die Kanonisierung ist entscheidend, um erkennen zu können, ob zwei URLs das selbe Objekt repräsentieren. Sind zwei URLs identisch, sollen Clients daraus ableiten können, dass diese das 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1">Schema</text:span> und bei der Entscheidung durch den Betreiber, ob eine OParl-API regulär über HTTP oder über HTTPS erreichbar sein soll (vgl. [HTTP und HTTPS]).</text:p>
      <text:p text:style-name="Text_20_body">Der <text:span text:style-name="T2">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22">
        <text:list-item>
          <text:p text:style-name="P26">NutzerInnen können Host-Namen lesen und interpretieren</text:p>
        </text:list-item>
        <text:list-item>
          <text:p text:style-name="P26">In Kombination mit der richtigen Domain (oder Subdomain) kann der Hostname kommunizieren, wer der Betreiber ist.</text:p>
        </text:list-item>
        <text:list-item>
          <text:p text:style-name="P26">Host-Namen können zwischen verschiedenen technischen Systemen (bzw. von IP-Adresse zu IP-Adresse) migriert werden, was hilft, die Langlebigkeit der URLs zu gewährleisten</text:p>
        </text:list-item>
      </text:list>
      <text:p text:style-name="First_20_paragraph">Eine URL wie</text:p>
      <text:p text:style-name="P27">http://oparl.ratsinformation.stadt-koeln.de/</text:p>
      <text:p text:style-name="First_20_paragraph">kommuniziert beispielsweise direkt die Zugehörigkeit zur Stadt Köln als Betreiber des Systems. Die Bezeichnung "ratsinformation" in der Subdomain zeigt den Zweck des Systems allgemein verständlich an. Der Host-Name "oparl.ratsinformation.stadt-koeln.de" deutet an, dass diese URL zu einer OParl-Schnittstelle zu diesem System gehört.</text:p>
      <text:p text:style-name="Text_20_body">Um die Kanonisierung zu gewährleisten, sind vom Betreiber alle notwendigen Faktoren auszuschließen, die dazu führen können, dass eine Ressource neben der kanonischen URL noch über andere URLs abrufbar ist. Diese Faktoren könnten sein:</text:p>
      <text:list text:style-name="L23">
        <text:list-item>
          <text:p text:style-name="P28">Der 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28">Der Server ist neben dem Host-Namen auch über die IP-Adresse erreichbar.</text:p>
        </text:list-item>
        <text:list-item>
          <text:p text:style-name="P28">Zusätzliche Domains, die einen A-Record auf den selben Server besitzen</text:p>
        </text:list-item>
      </text:list>
      <text:p text:style-name="First_20_paragraph">Zu der kanonischen Beispiel-URL http://oparl.ratsinformation.stadt-koeln.de/ wären eine Reihe von nicht-kanonischen URL-Varianten denkbar, die technischen auf den selben Server führen könnten:</text:p>
      <text:list text:style-name="L24">
        <text:list-item>
          <text:p text:style-name="P29">http://83.123.89.102/</text:p>
        </text:list-item>
        <text:list-item>
          <text:p text:style-name="P29">http://oparl.ratsinformation.stadtkoeln.de/</text:p>
        </text:list-item>
        <text:list-item>
          <text:p text:style-name="P29">http://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Host-Header der HTTP-Anfrage auszuwerten und mit der konfigurierten Einstellung für den kanonischen Hostnamen des Systems abzugleichen.</text:p>
      <text:p text:style-name="Text_20_body">Beim <text:span text:style-name="T3">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4">Query</text:span><text:span text:style-name="T5">-</text:span><text:span text:style-name="T6">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 selben Prinzip zu sortieren. Ein Beispiel: die beiden URLs</text:p>
      <text:p text:style-name="P30">http://oparl.meinris.de/members?body=1&amp;committee=2</text:p>
      <text:p text:style-name="P31">http://oparl.meinris.de/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gn sowohl auf Client- als auch auf Serverseite kommen.</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7">Betreibern</text:span> empfohlen, die Wahl der Domain, eventuell der Subdomain und letztlich des Host-Namens sorgfältig auf seine längerfristige Verwendbarkeit abzuwägen.</text:p>
      <text:p text:style-name="Text_20_body"><text:span text:style-name="T8">Server</text:span><text:span text:style-name="T9">-</text:span><text:span text:style-name="T10">Implementierer</text:span> SOLLEN darüber hinaus dafür sorgen, dass der Pfad-Bestandteil der URLs die Langlebigkeit der URLs unterstützt. Es gelten die folgenden Empfehlungen, die jedoch keinen Anspruch auf Vollständigkeit erheben:</text:p>
      <text:list text:style-name="L25">
        <text:list-item>
          <text:p text:style-name="P32"><text:span text:style-name="T11">Veränderliche</text:span><text:span text:style-name="T12"> </text:span><text:span text:style-name="T13">Objekt</text:span><text:span text:style-name="T14">-</text:span><text:span text:style-name="T15">Eigenschaften</text:span><text:span text:style-name="T16"> </text:span><text:span text:style-name="T17">nicht</text:span><text:span text:style-name="T18"> </text:span><text:span text:style-name="T19">als</text:span><text:span text:style-name="T20"> </text:span><text:span text:style-name="T21">URL</text:span><text:span text:style-name="T22">-</text:span><text:span text:style-name="T23">Bestandteil</text:span><text:span text:style-name="T24"> </text:span><text:span text:style-name="T25">nutzen</text:span><text:span text:style-name="T26">.</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32"><text:span text:style-name="T27">Technische</text:span><text:span text:style-name="T28"> </text:span><text:span text:style-name="T29">Eigenschaften</text:span><text:span text:style-name="T30"> </text:span><text:span text:style-name="T31">der</text:span><text:span text:style-name="T32"> </text:span><text:span text:style-name="T33">Implementierung</text:span><text:span text:style-name="T34"> </text:span><text:span text:style-name="T35">verbergen</text:span><text:span text:style-name="T36">.</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7" text:note-class="footnote"><text:note-citation>8</text:note-citation><text:note-body><text:p text:style-name="Footnote">Berners-Lee, Tim: Cool URIs don't change. <text:a xlink:type="simple" xlink:href="http://www.w3.org/Provider/Style/URI.html" office:name=""><text:span text:style-name="Definition"><text:span text:style-name="Teletype">http://www.w3.org/Provider/Style/URI.html</text:span></text:span></text:a></text:p></text:note-body></text:note> sowie die Europäische Kommission<text:note text:id="ftn8" text:note-class="footnote"><text:note-citation>9</text:note-citation><text:note-body><text:p text:style-name="Footnote">Study on persistent URIs, with identification of best practices and recommendations on the topic for the MSs and the EC. (PDF) <text:a xlink:type="simple" xlink:href="http://goo.gl/JaTq6Z" office:name=""><text:span text:style-name="Definition"><text:span text:style-name="Teletype">http://goo.gl/JaTq6Z</text:span></text:span></text:a></text:p></text:note-body></text:note>.</text:p>
      <text:h text:style-name="Heading_20_2" text:outline-level="2">Serialisierung mittels JSON-LD und JSONP</text:h>
      <text:p text:style-name="First_20_paragraph">Eine OParl-konforme API gibt Objekte in Form von JSON aus. Die Objekte werden dabei entsprechend der JSON-LD Spezifikation um Kontexte erweitert, welche die Selbstbschreibungsfähigkeit der ausgegebenen Daten verbessert. Auf Anforderung des Clients wird darüber hinaus JSONP unterstützt.</text:p>
      <text:h text:style-name="Heading_20_3" text:outline-level="3">JSON</text:h>
      <text:p text:style-name="First_20_paragraph">Die Abkürzung JSON steht für "JavaScript Object Notation". Das JSON-Format ist in RFC4627<text:note text:id="ftn9" text:note-class="footnote"><text:note-citation>10</text:note-citation><text:note-body><text:p text:style-name="Footnote"><text:a xlink:type="simple" xlink:href="https://tools.ietf.org/html/rfc4627" office:name=""><text:span text:style-name="Definition"><text:span text:style-name="Teletype">https://tools.ietf.org/html/rfc4627</text:span></text:span></text:a></text:p></text:note-body></text:note> beschrieben. Nachfolgend werden nur die wichtigsten Definitionen übernommen, um eine Terminologie zur weiteren Verwendung in diesem Dokument zu etablieren.</text:p>
      <text:p text:style-name="Text_20_body">Das JSON-Format unterstützt die Ausgabe von vier verschiedenen primitiven Datentypen:</text:p>
      <text:list text:style-name="L26">
        <text:list-item>
          <text:p text:style-name="P33"><text:span text:style-name="T37">Zeichenkette</text:span> (Unicode)</text:p>
        </text:list-item>
        <text:list-item>
          <text:p text:style-name="P33"><text:span text:style-name="T38">Zahl</text:span> (sowohl Ganzzahlen als auch Fließkommazahlen)</text:p>
        </text:list-item>
        <text:list-item>
          <text:p text:style-name="P33"><text:span text:style-name="T39">Wahrheitswert</text:span> (<text:span text:style-name="Teletype">true</text:span> oder <text:span text:style-name="Teletype">false</text:span>)</text:p>
        </text:list-item>
        <text:list-item>
          <text:p text:style-name="P33"><text:span text:style-name="T40">Null</text:span></text:p>
        </text:list-item>
      </text:list>
      <text:p text:style-name="First_20_paragraph">Darüber hinaus werden zwei komplexe Datentypen unterstützt:</text:p>
      <text:list text:style-name="L27">
        <text:list-item>
          <text:p text:style-name="P34"><text:span text:style-name="T41">Objekt</text:span>: Eine Sammlung von Schlüssel-Wert-Paaren ohne Reihenfolge, wobei der Schlüssel eine Zeichenkette sein muss und der Wert ein beliebiger Datentyp sein kann.</text:p>
        </text:list-item>
        <text:list-item>
          <text:p text:style-name="P34"><text:span text:style-name="T42">Array</text:span>: Eine geordnete Liste mit beliebigen Datentypen.</text:p>
        </text:list-item>
      </text:list>
      <text:p text:style-name="First_20_paragraph">Beispiel eines Objekts in JSON-Notation:</text:p>
      <text:p text:style-name="P35">{</text:p>
      <text:p text:style-name="P36"><text:s text:c="4"/>"zeichenkette": "Das ist eine Zeichenkette",</text:p>
      <text:p text:style-name="P37"><text:s text:c="4"/>"zahl": 1.23456789,</text:p>
      <text:p text:style-name="P38"><text:s text:c="4"/>"wahrheitswert": true,</text:p>
      <text:p text:style-name="P39"><text:s text:c="4"/>"null": null,</text:p>
      <text:p text:style-name="P40"><text:s text:c="4"/>"objekt": {</text:p>
      <text:p text:style-name="P41"><text:s text:c="8"/>"foo": "bar"</text:p>
      <text:p text:style-name="P42"><text:s text:c="4"/>},</text:p>
      <text:p text:style-name="P43"><text:s text:c="4"/>"array": ["foo", "bar"]</text:p>
      <text:p text:style-name="P44">}</text:p>
      <text:h text:style-name="Heading_20_3" text:outline-level="3">JSON-LD</text:h>
      <text:p text:style-name="First_20_paragraph">Das Kürzel LD im Namen "JSON-LD" steht für Linked Data. Entsprechend erweitert die JSON-LD-Spezifikation<text:note text:id="ftn10" text:note-class="footnote"><text:note-citation>11</text:note-citation><text:note-body><text:p text:style-name="Footnote"><text:a xlink:type="simple" xlink:href="http://www.w3.org/TR/json-ld/" office:name=""><text:span text:style-name="Definition"><text:span text:style-name="Teletype">http://www.w3.org/TR/json-ld/</text:span></text:span></text:a></text:p></text:note-body></text:note> das JSON-Format um die Möglichkeit,</text:p>
      <text:list text:style-name="L28">
        <text:list-item>
          <text:p text:style-name="P45">Objekte mit anderen Objekten zu verknüpfen,</text:p>
        </text:list-item>
        <text:list-item>
          <text:p text:style-name="P45">Objekte und Eigenschaften bestimmten Typen zuzuordnen und damit</text:p>
        </text:list-item>
        <text:list-item>
          <text:p text:style-name="P45">Auskunft über die semantische Bedeutung von Objekten und Eigenschaften zu geben.</text:p>
        </text:list-item>
      </text:list>
      <text:p text:style-name="First_20_paragraph">Ein Beispiel aus der JSON-LD-Spezifikation illustriert, wie JSON-LD ein Objekt um zusätzliche semantische Informationen erweitert. Als Ausgangspunkt dient eine Personenbeschreibung in gewöhnlichem JSON:</text:p>
      <text:p text:style-name="P46">{</text:p>
      <text:p text:style-name="P47"><text:s text:c="2"/>"name": "Manu Sporny",</text:p>
      <text:p text:style-name="P48"><text:s text:c="2"/>"homepage": "http://manu.sporny.org/",</text:p>
      <text:p text:style-name="P49"><text:s text:c="2"/>"image": "http://manu.sporny.org/images/manu.png"</text:p>
      <text:p text:style-name="P50">}</text:p>
      <text:p text:style-name="First_20_paragraph">Als menschlicher Betrachter kann man leicht erkennen, dass die Eigenschaft <text:span text:style-name="Teletype">name</text:span> den Namen der Person enthält, dass <text:span text:style-name="Teletype">homepage</text:span> die Website der Person sein könnte und dass <text:span text:style-name="Teletype">image</text:span> die URL einer Bilddatei der Person sein könnte. Ein automatisierter Client jedoch, dem die Objekteigenschaften nicht bekannt sind, kann die Bedeutung dieser Eigenschaften nicht entschlüsseln.</text:p>
      <text:p text:style-name="Text_20_body">Entsprechend der JSON-LD-Spezifikation kann diese Erläuterung über die <text:span text:style-name="Teletype">@context</text:span>-Eigenschaft direkt im selben Objekt, sozusagen als Unterobjekt, mitgeliefert werden:</text:p>
      <text:p text:style-name="P51">{</text:p>
      <text:p text:style-name="P52"><text:s text:c="2"/>"@context":</text:p>
      <text:p text:style-name="P53"><text:s text:c="2"/>{</text:p>
      <text:p text:style-name="P54"><text:s text:c="4"/>"name": "http://xmlns.com/foaf/0.1/name",</text:p>
      <text:p text:style-name="P55"><text:s text:c="4"/>"image": {</text:p>
      <text:p text:style-name="P56"><text:s text:c="6"/>"@id": "http://xmlns.com/foaf/0.1/img",</text:p>
      <text:p text:style-name="P57"><text:s text:c="6"/>"@type": "@id"</text:p>
      <text:p text:style-name="P58"><text:s text:c="4"/>},</text:p>
      <text:p text:style-name="P59"><text:s text:c="4"/>"homepage": {</text:p>
      <text:p text:style-name="P60"><text:s text:c="6"/>"@id": "http://xmlns.com/foaf/0.1/homepage",</text:p>
      <text:p text:style-name="P61"><text:s text:c="6"/>"@type": "@id"</text:p>
      <text:p text:style-name="P62"><text:s text:c="4"/>}</text:p>
      <text:p text:style-name="P63"><text:s text:c="2"/>},</text:p>
      <text:p text:style-name="P64"><text:s text:c="2"/>"name": "Manu Sporny",</text:p>
      <text:p text:style-name="P65"><text:s text:c="2"/>"homepage": "http://manu.sporny.org/",</text:p>
      <text:p text:style-name="P66"><text:s text:c="2"/>"image": "http://manu.sporny.org/images/manu.png"</text:p>
      <text:p text:style-name="P67">}</text:p>
      <text:p text:style-name="First_20_paragraph">Hier sind die Eigenschaften wie <text:span text:style-name="Teletype">image</text:span> einer URL wie http://schema.org/image zugewiesen. Ein Client, der diese URL kennt, kann daraus folgern, dass über die Objekteigenschaft <text:span text:style-name="Teletype">image</text:span> immer die URL eines Bildes zu finden ist. Das Schlüssel-Wert-Paar</text:p>
      <text:p text:style-name="P68">"@type": "@id"</text:p>
      <text:p text:style-name="First_20_paragraph">sagt darüber hinaus aus, dass der Wert dieser Eigenschaft die URL eines anderen Objekts ist<text:note text:id="ftn11" text:note-class="footnote"><text:note-citation>12</text:note-citation><text:note-body><text:p text:style-name="Footnote">URLs heißen in der JSON-LD-Spezifikation "IRI" (für "Internationalized Resource Identifier"), wir verwenden hier jedoch weiterhin die Bezeichnung "URL".</text:p></text:note-body></text:note>. Mittels <text:span text:style-name="Teletype">@type</text:span>-Deklaration könnte aber auch beispielsweise eine Eigenschaft, die im JSON-Sinn eine Zeichenkette ist, als Datum deklariert werden.</text:p>
      <text:p text:style-name="Text_20_body">Am obigen Beispiel fällt auf, dass der <text:span text:style-name="Teletype">@context</text:span>-Teil des Objects schon mehr Daten umfasst, als die eigentlichen Objekteigenschaften. Sinnvollerweise kann jedoch der gesamte Inhalt des <text:span text:style-name="Teletype">@context</text:span>-Teils in eine externe Ressource ausgelagert werden. Clients, die eine Vielzahl von gleichartigen Objekten laden und interpretieren wollen, müssen diese Ressource dann nur einmal laden. Das Ergebnis könnte so aussehen:</text:p>
      <text:p text:style-name="P69">{</text:p>
      <text:p text:style-name="P70"><text:s text:c="2"/>"@context": "http://json-ld.org/contexts/person.jsonld",</text:p>
      <text:p text:style-name="P71"><text:s text:c="2"/>"name": "Manu Sporny",</text:p>
      <text:p text:style-name="P72"><text:s text:c="2"/>"homepage": "http://manu.sporny.org/",</text:p>
      <text:p text:style-name="P73"><text:s text:c="2"/>"image": "http://manu.sporny.org/images/manu.png"</text:p>
      <text:p text:style-name="P74">}</text:p>
      <text:p text:style-name="First_20_paragraph">Die <text:span text:style-name="Teletype">@context</text:span>-Eigenschaft hat nun als Wert eine URL. Die URL (hier: http://json-ld.org/contexts/person.jsonld) gibt wiederum in JSON kodiert die Beschreibung aller möglichen Attribute des Objekts aus.</text:p>
      <text:p text:style-name="Text_20_body">JSON-LD ermöglicht es auch, für ein Objekt einen Objekttyp zu kommunizieren. So könnte passend zu unserem Beispiel ausgedrückt werden, um welche Art von Objekt es sich bei den vorliegenden Daten handelt. Dazu wird die <text:span text:style-name="Teletype">@type</text:span>-Eigenschaft verwendet, deren Wert eine URL ist:</text:p>
      <text:p text:style-name="P75">{</text:p>
      <text:p text:style-name="P76"><text:s text:c="2"/>"@context": "http://json-ld.org/contexts/person.jsonld",</text:p>
      <text:p text:style-name="P77"><text:s text:c="2"/>"@type": "http://schema.org/Person",</text:p>
      <text:p text:style-name="P78"><text:s text:c="2"/>"name": "Manu Sporny",</text:p>
      <text:p text:style-name="P79"><text:s text:c="2"/>"homepage": "http://manu.sporny.org/",</text:p>
      <text:p text:style-name="P80"><text:s text:c="2"/>"image": "http://manu.sporny.org/images/manu.png"</text:p>
      <text:p text:style-name="P81">}</text:p>
      <text:p text:style-name="First_20_paragraph">Objekte können mehreren Typen zugeordnet sein und damit die Eigenschafen mehrerer Objekttypen nutzen. Im Fall von OParl kann diese Möglichkeit genutzt werden, um über die API Eigenschaften auszugeben, die nicht Teil des OParl-Schemas sind.</text:p>
      <text:p text:style-name="P82">{</text:p>
      <text:p text:style-name="P83"><text:s text:c="2"/>"@context": {</text:p>
      <text:p text:style-name="P84"><text:s text:c="4"/>"oparl": "http://oparl.org/schema/1.0/",</text:p>
      <text:p text:style-name="P85"><text:s text:c="4"/>"vendor": "http://www.vendor.de/oparl/schema/"</text:p>
      <text:p text:style-name="P86"><text:s text:c="2"/>},</text:p>
      <text:p text:style-name="P87"><text:s text:c="2"/>"@type": ["oparl:Paper", "vendor:Drucksache"],</text:p>
      <text:p text:style-name="P88"><text:s text:c="2"/>"title": "Beschlussvorlage zum Haushalt",</text:p>
      <text:p text:style-name="P89"><text:s text:c="2"/>"created": "2013-05-29T14:17:39+02:00",</text:p>
      <text:p text:style-name="P90"><text:s text:c="2"/>"aktenzeichen": "ABC123"</text:p>
      <text:p text:style-name="P91">}</text:p>
      <text:p text:style-name="First_20_paragraph">Das Beispiel oben zeigt ein Objekt, das über die <text:span text:style-name="Teletype">@context</text:span>-Eigenschaft zwei verschiedene URLs als sogenannte Vokabulare referenziert. Das eine Vokabular wird durch das Präfix <text:span text:style-name="Teletype">oparl</text:span> repräsentiert, das zweite (herstellereigene) durch das Präfix <text:span text:style-name="Teletype">vendor</text:span>. Ein JSON-LD-Client setzt Präfix und Typenbezeichnung letztlich wieder zu einer URL zusammen.</text:p>
      <text:list text:style-name="L29">
        <text:list-item>
          <text:p text:style-name="P92">Aus <text:span text:style-name="Teletype">oparl:Paper</text:span> wird <text:span text:style-name="Teletype">http://oparl.org/schema/1.0/Paper</text:span></text:p>
        </text:list-item>
        <text:list-item>
          <text:p text:style-name="P92">Aus <text:span text:style-name="Teletype">vendor:Drucksache</text:span> wird <text:span text:style-name="Teletype">http://www.vendor.de/oparl/schema/Drucksache</text:span></text:p>
        </text:list-item>
      </text:list>
      <text:p text:style-name="First_20_paragraph">TODO: Ab hier weiter ausformulieren</text:p>
      <text:p text:style-name="Text_20_body">Darüber hinaus stellt JSON-LD zusätzliche Anforderungen an JSON-Daten, die in diesem Abschnitt weiter ausgeführt werden sollen...</text:p>
      <text:list text:style-name="L30">
        <text:list-item>
          <text:p text:style-name="P93">Einschränkungen von OParl gegenüber JSON-LD</text:p>
        </text:list-item>
        <text:list-item>
          <text:p text:style-name="P93">Schlüssel in einem JSON-LD-Objekt müssen einzigartig sein.</text:p>
        </text:list-item>
        <text:list-item>
          <text:p text:style-name="P93">Unterscheidung von Groß- und Kleinschreibung</text:p>
        </text:list-item>
        <text:list-item>
          <text:p text:style-name="P93">Benannte Objekte (URL als Schlüssel)</text:p>
        </text:list-item>
        <text:list-item>
          <text:p text:style-name="P93">Anonyme Objekte (Blank Nodes)</text:p>
        </text:list-item>
        <text:list-item>
          <text:p text:style-name="P93">Mime Type application/ld+json</text:p>
        </text:list-item>
        <text:list-item>
          <text:p text:style-name="P93">Kompakte Form mit Verwendung externer @context-URL als SOLL-Anforderung</text:p>
        </text:list-item>
        <text:list-item>
          <text:p text:style-name="P93">Verweis auf http://www.bmi.bund.de/SharedDocs/Downloads/DE/Themen/OED_Verwaltung/ModerneVerwaltung/opengovernment.pdf?__blob=publicationFile</text:p>
        </text:list-item>
        <text:list-item>
          <text:p text:style-name="P93">Siehe https://github.com/OParl/specs/issues/77</text:p>
        </text:list-item>
        <text:list-item>
          <text:p text:style-name="P93">Siehe https://github.com/OParl/specs/issues/10</text:p>
        </text:list-item>
      </text:list>
      <text:h text:style-name="Heading_20_3" text:outline-level="3">JSONP</text:h>
      <text:p text:style-name="First_20_paragraph">Eine Einschränkung bei der Nutzung von JSON ist das Sicherheitsmodell von Web-Browsern. Die gängigen Browser erlauben es innerhalb von Webanwendungen nicht, JSON-Ressourcen von Domains auszulesen, die nicht der Domain entsprechen, von der die Webanwendung selbst geladen wurde. AnwendungsentwicklerInnen sind dadurch bei der Implementierung von Client-Anwendungen eingeschränkt.</text:p>
      <text:p text:style-name="Text_20_body">Diese Einschränkung gilt nicht fürt JSONP<text:note text:id="ftn12" text:note-class="footnote"><text:note-citation>13</text:note-citation><text:note-body><text:p text:style-name="Footnote">TODO: URL zur Spezifikation</text:p></text:note-body></text:note>. Durch JSONP (TODO: Abkürzung erläutern) wird die JSON-Notation so erweitert, dass der ausgegebene Code ausführbarer JavaScript-Code wird. Damit wird erreicht, dass der JSON-Code über die Grenzen von Domains hinweg direkt von Webanwendungen eingebunden werden kann.</text:p>
      <text:p text:style-name="Text_20_body">Das folgende Beispiel verdeutlicht den Unterschied zwischen JSON und JSONP. Zunächst ein einfaches JSON-Beispiel:</text:p>
      <text:p text:style-name="P94">{</text:p>
      <text:p text:style-name="P95"><text:s text:c="4"/>"foo": "bar"</text:p>
      <text:p text:style-name="P96">}</text:p>
      <text:p text:style-name="First_20_paragraph">Durch Einbettung in eine sogenannte Callback-Funktion wird daraus JSONP:</text:p>
      <text:p text:style-name="P97">mycallback({</text:p>
      <text:p text:style-name="P98"><text:s text:c="4"/>"foo": "bar"</text:p>
      <text:p text:style-name="P99">})</text:p>
      <text:p text:style-name="First_20_paragraph">Der Name der Callback-Funktion (im Beispiel "mycallback") wird grundsätzlich bei der Anfrage vom Client bestimmt, und zwar mittels URL-Parameter.</text:p>
      <text:p text:style-name="Text_20_body">Für eine OParl-konforme Schnittstelle wird EMPFOHLEN, dass der Server die JSONP-Ausgabe unterstützt. Die JSONP-Ausgabe MUSS in diesem Fall für sämtliche Abfragen möglich sein. Eine JSONP-Unterstzung nur für bestimmte Anfragen ist nicht vorgesehen.</text:p>
      <text:p text:style-name="Text_20_body">Der URL-Parameter, den Clients zur Aktivierung der JSONP-Ausgabe verwenden, MUSS <text:span text:style-name="Teletype">callback</text:span> lauten. Der Wert des <text:span text:style-name="Teletype">callback</text:span>-URL-Parameters MUSS vom Server unverändert als Callback-Funktionsname verwendet werden.</text:p>
      <text:p text:style-name="Text_20_body">Aus Sicherheitsgründen MUSS der Client den Wert des <text:span text:style-name="Teletype">callback</text:span>-Parameters aus einem eingeschränkten Zeichenvorrat bilden, erlaubt sind ausschließlich die Klein- und Großbuchstaben von a bis z bzw. A bis Z sowie die Ziffern von 0 bis 9.</text:p>
      <text:p text:style-name="Text_20_body">Hält sich der Client nicht an diese Einschränkung und wird ein <text:span text:style-name="Teletype">callback</text:span>-Parameter mit nicht erlaubten Zeichen verwendet, SOLL der Server die Anfrage mit einer HTTP XXX (Bad Request) Antwort bedienen. (TODO: Status Code einfügen oder prüfen, welche HTTP-Antwort die geeignetste ist.)</text:p>
      <text:list text:style-name="L31">
        <text:list-item>
          <text:p text:style-name="P100">TODO: Spezifikation finden/verlinken. (RFC gibt es nicht)</text:p>
        </text:list-item>
        <text:list-item>
          <text:p text:style-name="P100">https://github.com/OParl/specs/issues/67</text:p>
        </text:list-item>
      </text:list>
      <text:h text:style-name="Heading_20_2" text:outline-level="2">Benannte und anonyme Objekte</text:h>
      <text:p text:style-name="First_20_paragraph">Die JSON-LD-Spezifikation unterscheidet zwischen benannten und anonymen Objekten. Da die Unterscheidung auch für OParl von Bedeutung ist, wird sie hier genauer erläutert.</text:p>
      <text:h text:style-name="Heading_20_3" text:outline-level="3">Benannte Objekte</text:h>
      <text:p text:style-name="First_20_paragraph">Benannte Objekte sind innerhalb einer JSON-LD-Ausgabe diejenigen Objekte, die durch eine eigene URL identifiziert werden. Als Beispiel dient ein fiktives Objekt, das ein Client über die URL</text:p>
      <text:p text:style-name="P101">http://refserv.oparl.org/bodies/0/committees/1</text:p>
      <text:p text:style-name="First_20_paragraph">abruft:</text:p>
      <text:p text:style-name="P102">{</text:p>
      <text:p text:style-name="P103"><text:s text:c="4"/>"@id": "http://refserv.oparl.org/bodies/0/committees/1",</text:p>
      <text:p text:style-name="P104"><text:s text:c="4"/>"@type": "http://oparl.org/schema/1.0/committee",</text:p>
      <text:p text:style-name="P105"><text:s text:c="4"/>"name": "Hauptausschuss"</text:p>
      <text:p text:style-name="P106">}</text:p>
      <text:p text:style-name="First_20_paragraph">Das Objekt enthält eine Eigenschaft <text:span text:style-name="Teletype">@id</text:span> mit der URL des Objekts als Wert.</text:p>
      <text:p text:style-name="Text_20_body">Das benannte Objekt kann über seine URL sowohl eindeutig identifiziert als auch direkt abgerufen werden.</text:p>
      <text:h text:style-name="Heading_20_3" text:outline-level="3">Anonyme Objekte (Blank Nodes)</text:h>
      <text:p text:style-name="First_20_paragraph">Im Gegensatz dazu können Objekte existieren, die keine eigene URL haben. Ein Beispiel dafür findet sich in der Beratungsfolge einer Drucksache.</text:p>
      <text:p text:style-name="Text_20_body">Das nachfolgende Beispiel zeigt eine Drucksache, deren Beratungsfolge über die Eigenschaft <text:span text:style-name="Teletype">consultations</text:span> kodiert ist.</text:p>
      <text:p text:style-name="Text_20_body">TODO: Nachstehendes Beispiel und Text dazu auf stimmiges Paper Objekt umschreiben.</text:p>
      <text:p text:style-name="P107">{</text:p>
      <text:p text:style-name="P108"><text:s text:c="4"/>"@id": "http://refserv.oparl.org/bodies/0/papers/456",</text:p>
      <text:p text:style-name="P109"><text:s text:c="4"/>"@type": "http://oparl.org/schema/1.0/paper",</text:p>
      <text:p text:style-name="P110"><text:s text:c="4"/>"title": "Beschlussvorlage zur Jugendförderung",</text:p>
      <text:p text:style-name="P111"><text:s text:c="4"/>"consultations": [</text:p>
      <text:p text:style-name="P112"><text:s text:c="8"/>{</text:p>
      <text:p text:style-name="P113"><text:s text:c="12"/>"@type": "http://oparl.org/schema/1.0/consultation",</text:p>
      <text:p text:style-name="P114"><text:s text:c="12"/>"committee": "http://refserv.oparl.org/bodies/0/committees/1",</text:p>
      <text:p text:style-name="P115"><text:s text:c="12"/>"meeting": "http://refserv.oparl.org/bodies/0/committees/1/meetings/123",</text:p>
      <text:p text:style-name="P116"><text:s text:c="12"/>"agendaitem": "7.2.4",</text:p>
      <text:p text:style-name="P117"><text:s text:c="12"/>"authoritative": false</text:p>
      <text:p text:style-name="P118"><text:s text:c="8"/>},</text:p>
      <text:p text:style-name="P119"><text:s text:c="8"/>{</text:p>
      <text:p text:style-name="P120"><text:s text:c="12"/>...</text:p>
      <text:p text:style-name="P121"><text:s text:c="8"/>}</text:p>
      <text:p text:style-name="P122"><text:s text:c="4"/>]</text:p>
      <text:p text:style-name="P123">}</text:p>
      <text:p text:style-name="First_20_paragraph">Die Eigenschaft <text:span text:style-name="Teletype">consultations</text:span> ist eine Liste mit einem oder mehreren Objekten vom Typ <text:span text:style-name="Teletype">consultation</text:span>. Diese Objekte spiegeln wieder, in welchen Sitzungen die vorliegende Drucksache beraten wurde bzw. wird.</text:p>
      <text:p text:style-name="Text_20_body">Die einzelnen <text:span text:style-name="Teletype">consultation</text:span>-Objekte haben keine <text:span text:style-name="Teletype">@id</text:span>-Eigenschaft, daher handelt es sich dabei um anonyme Objekte, auch <text:span text:style-name="T43">Blank</text:span><text:span text:style-name="T44"> </text:span><text:span text:style-name="T45">Nodes</text:span> genannt. Diese Objekte können nicht einzeln, sondern nur im Kontext verbundener Objekte, wie hier im Beispiel im Kontext einer Drucksache, abgerufen werden.</text:p>
      <text:p text:style-name="Text_20_body">TODO: Weitere Objekttypen nennen, in denen Blank Nodes vorkommen.</text:p>
      <text:h text:style-name="Heading_20_2" text:outline-level="2">Objektlisten</text:h>
      <text:p text:style-name="First_20_paragraph">Über die OParl-API können entweder einzelne Objekte oder Listen von Objekten abgefragt werden.</text:p>
      <text:h text:style-name="Heading_20_3" text:outline-level="3">Gezieltes Abfragen von Listen</text:h>
      <text:p text:style-name="First_20_paragraph">Fragt ein Client eine Liste von Objekten an, beispielsweise die Liste aller Drucksachen in einem System, kann der Server innerhalb bestimmter Grenzen entscheiden, wie die Ausgabe aussieht.</text:p>
      <text:p text:style-name="Text_20_body">In der einfachsten Form gibt der Server ein Objekt mit nur einer Eigenschaft <text:span text:style-name="Teletype">items</text:span> aus. Der Wert dieser Eigenschaft ist die <text:span text:style-name="T46">vollständige</text:span><text:span text:style-name="T47"> </text:span><text:span text:style-name="T48">Liste</text:span> der URLs aller angefragten Objekte. Beispiel:</text:p>
      <text:p text:style-name="P124">{</text:p>
      <text:p text:style-name="P125"><text:s text:c="4"/>"items": [</text:p>
      <text:p text:style-name="P126"><text:s text:c="8"/>"http://refserv.oparl.org/bodies/0/papers/2",</text:p>
      <text:p text:style-name="P127"><text:s text:c="8"/>"http://refserv.oparl.org/bodies/0/papers/5",</text:p>
      <text:p text:style-name="P128"><text:s text:c="8"/>"http://refserv.oparl.org/bodies/0/papers/7",</text:p>
      <text:p text:style-name="P129"><text:s text:c="4"/>]</text:p>
      <text:p text:style-name="P130">}</text:p>
      <text:p text:style-name="First_20_paragraph">Diese einfachste Form der Antwort eignet sich nur für Listen mit einer begrenzten Anzahl von Einträgen.</text:p>
      <text:p text:style-name="Text_20_body">Für längere Listen ist eine Blätterfunktion bzw. Paginierung vorgesehen. Darunter versteht man den seitenweisen Abruf der Einträge einer Liste, wobei die Reihenfolge der Liste vom Server festgelegt ist und zwischen den Seitenabrufen unverändert bleibt.</text:p>
      <text:p text:style-name="Text_20_body">Listen mit mehr als 100 Einträgen SOLL der Server nur teilweise ausgeben und dem Client dabei eine <text:span text:style-name="T49">Paginierung</text:span> anbieten, um weitere Listenteile abzurufen. Dabei wird EMPFOHLEN, die Zahl der jeweils ausgegebenen Listeneinträge wiederum auf maximal 100 zu begrenzen.</text:p>
      <text:p text:style-name="Text_20_body">Das nachstehende Beispiel zeigt, wie dem Client die URL zum "Blättern", also zum Aufruf der nächsten Listenseite, angeboten wird.</text:p>
      <text:p text:style-name="P131">{</text:p>
      <text:p text:style-name="P132"><text:s text:c="4"/>"items": [</text:p>
      <text:p text:style-name="P133"><text:s text:c="8"/>"http://refserv.oparl.org/bodies/0/papers/2",</text:p>
      <text:p text:style-name="P134"><text:s text:c="8"/>"http://refserv.oparl.org/bodies/0/papers/5",</text:p>
      <text:p text:style-name="P135"><text:s text:c="8"/>"http://refserv.oparl.org/bodies/0/papers/7",</text:p>
      <text:p text:style-name="P136"><text:s text:c="4"/>],</text:p>
      <text:p text:style-name="P137"><text:s text:c="4"/>"nextpage": "http://refserv.oparl.org/bodies/0/papers/?skip=7",</text:p>
      <text:p text:style-name="P138"><text:s text:c="4"/>"count": 7</text:p>
      <text:p text:style-name="P139">}</text:p>
      <text:p text:style-name="First_20_paragraph">Wie oben zu sehen, enthält das Beispiel-Objekt nun eine zusätzliche Eigenschaft <text:span text:style-name="Teletype">nextpage</text:span>. Der Wert dieser Eigenschaft ist eine URL, die dem Client dazu dient, die weiteren Einträge der Liste abzurufen.</text:p>
      <text:p text:style-name="Text_20_body">Die Eigenschaft <text:span text:style-name="Teletype">count</text:span> DARF bei Listen grundsätzlich ausgegeben werden und SOLL bei mehrseitigen Listen ausgegeben werden. Ihr Wert ist eine Zahl und gibt an, wie viele Einträge die vollständige Liste enthält.</text:p>
      <text:p text:style-name="Text_20_body">Ruft der Client die unter <text:span text:style-name="Teletype">nextpage</text:span> angegebene URL auf, erhält er wiederum ein Listenobjekt. Dieses Objekt MUSS, sofern noch immer mehr Listeneinträge vorhanden sind, als ausgegeben wurden, wiederum die <text:span text:style-name="Teletype">nextpage</text:span> Eigenschaft mit einer URL enthalten. Um alle Einträge einer Liste zu erfassen, folgt der Client also jeweils der URL, die in der <text:span text:style-name="Teletype">nextpage</text:span> Eigenschaft angegeben ist.</text:p>
      <text:p text:style-name="Text_20_body"><draw:frame svg:width="509pt" svg:height="216pt"><draw:image xlink:href="Pictures/1.png" xlink:type="simple" xlink:show="embed" xlink:actuate="onLoad"/></draw:frame></text:p>
      <text:p text:style-name="Text_20_body">Server-Implementierer entscheiden selbst, wie die <text:span text:style-name="Teletype">nextpage</text:span>-URL aufgebaut ist und tragen damit selbst Verantwortung für die Funktionsweise der Paginierung. Bei der Entscheidung für eine Form der Implementierung sind weitere Anforderungen zu berücksichtigen:</text:p>
      <text:list text:style-name="L32">
        <text:list-item>
          <text:p text:style-name="P140">Es ist davon auszugehen, dass Clients für den gesamten Abruf aller Seiten einer Liste längere Zeit benötigen. In der Zwischenzeit kann sich der Inhalt der Liste bereits ändern, etwa durch das Hinzukommen neuer Einträge. Die Paginierung ist so zu implementieren, dass sich das Hinzukommen oder Entfernen von Einträgen möglichst nicht auf einen Client auswirkt, der aktuell die Liste paginiert, um alle Einträge abzurufen.</text:p>
        </text:list-item>
      </text:list>
      <text:p text:style-name="First_20_paragraph">Eine ungünstige (unstabile) Form der Implementierung soll hier mit Hilfe einer SQL-Abfrage illustriert werden. Gegeben sei eine Tabelle <text:span text:style-name="Teletype">example</text:span>, die einen numerischen Primärschlüssel <text:span text:style-name="Teletype">id</text:span> enthält. Nehmen wir an, die erste Seite der Liste wird mit der Abfrage</text:p>
      <text:p text:style-name="P141">SELECT * FROM example ORDER BY id LIMIT 10 OFFSET 0</text:p>
      <text:p text:style-name="First_20_paragraph">abgerufen und würde 10 Datensätze mit den <text:span text:style-name="Teletype">id</text:span>s 1 bis 10 zurück liefern. Dann wird die zweite Seite mit der Abfrage</text:p>
      <text:p text:style-name="P142">SELECT * FROM example ORDER BY id LIMIT 10 OFFSET 10</text:p>
      <text:p text:style-name="First_20_paragraph">abgerufen. Sofern sich an der Tabelle zwischen den beiden Abfragen nichts geändert hat, liefert die zweite Abfrage Datensätze mit <text:span text:style-name="Teletype">id</text:span> &gt; 10 aus. Sollte zwischen den beiden Abfragen jedoch beispielsweise der Datensätze mit der <text:span text:style-name="Teletype">id</text:span> 1 gelöscht worden sein, liefert die zweite Abfrage Datensätze mit <text:span text:style-name="Teletype">id</text:span> &gt; 9. In diesem Fall würde dies nur dazu führen, dass ein Datensatz (<text:span text:style-name="Teletype">id</text:span> = 10) zweimal ausgegeben wird. Bei ungünstigeren Konstellationen wäre auch denkbar, dass eine instabile Paginierung bewirkt, dass einzelne Datensätze beim Paginieren übergangen werden.</text:p>
      <text:p text:style-name="Text_20_body">Besser wäre es, bei der Paginierung die Eintragsgrenze, bei der eine Listenseite beginnen soll, explizit zu benennen. Wurden auf der ersten Listenseite die Datensätze mit den <text:span text:style-name="Teletype">id</text:span>s 1 bis 10 ausgegeben, so könnte der Folgeaufruf, um beim SQL-Beispiel zu bleiben, so aussehen:</text:p>
      <text:p text:style-name="P143">SELECT * FROM example WHERE id &gt; 10 ORDER BY id LIMIT 10</text:p>
      <text:p text:style-name="First_20_paragraph">TODO: Bestimmte Listen können mit Einschränkung auf einen Datumsbereich abgefragt werden. Mehr dazu in https://github.com/OParl/specs/issues/30 Fraglich ist, ob das in diesem Kapitel behandelt werden sollte oder in einem anderen.</text:p>
      <text:h text:style-name="Heading_20_3" text:outline-level="3">Listen als Eigenschaften von Objekten</text:h>
      <text:p text:style-name="First_20_paragraph">TODO: Listen können auch als Werte von Objekteigenschaften auftreten. Hierbei gibt es keine Paginierung, sondern es müssen alle URLs aufgelistet werden. Das ist auszuformulieren und mit Beispielen zu zeigen.</text:p>
      <text:h text:style-name="Heading_20_2" text:outline-level="2">Feeds</text:h>
      <text:p text:style-name="First_20_paragraph">Feeds sind spezielle Arten von <text:a xlink:type="simple" xlink:href="#objektlisten" office:name=""><text:span text:style-name="Definition">Objektlisten</text:span></text:a>, für die besondere Anforderungen gelten. Es werden drei verschiedene Feeds spezifiziert.</text:p>
      <text:p text:style-name="Text_20_body">Der Begriff "Feed" ist eine Anlehnung an die weit verbreiteten RSS- oder Atom-Feeds, deren Publikationslogik im Wesentlichen auf der chronologischen Sortierung beruht. Im Unterschied zu Atom oder RSS ist hier jedoch keine XML-Ausgabe beabsichtigt.</text:p>
      <text:p text:style-name="Text_20_body">Die Feeds sollen es Clients ermöglichen, schnelle und ressourcenschonende abzufragen, welche Objekte auf dem Server neu hinzugefügt, geändert oder entfernt wurden. Ziel ist, zu verhindern, dass Clients zur Aktualisierung ihres Caches den gesamten Datenbestand eines Servers abrufen müssen.</text:p>
      <text:p text:style-name="Text_20_body">Ein OParl-Server SOLL jeden der nachfolgend beschriebenen Feeds anbieten, sofern möglich.</text:p>
      <text:p text:style-name="Text_20_body">Für alle Feeds drei gilt, dass mindestens ein Zeitraum von 365 Tagen, gerechnet vom Zeitpunkt der Abfrage, abgedeckt werden SOLL.</text:p>
      <text:h text:style-name="Heading_20_3" text:outline-level="3">Der Feed "Neue Objekte"</text:h>
      <text:p text:style-name="First_20_paragraph">Der Feed für neue Objekte listet die URLs neu hinzugekommener Objekte in der Reihenfolge des Datums ihrer Erstellung, wobei die jüngsten Objekte zuerst ausgegeben werden.</text:p>
      <text:p text:style-name="Text_20_body">Die Definition, was ein "neues" Objekt bzw. die "Erstellung" bedeutet, kann zwischen Systemen und Objekttypen variieren. So werden bestimmte Objekte in einigen Systemen zunächst erstellt und erst dann für die Öffentlichkeit freigegeben. In diesem Fall ist im Sinne dieses Feeds die Freigabe als Zeitpunkt der Erstellung zu verwenden.</text:p>
      <text:p text:style-name="Text_20_body">Der Feed SOLL sämtliche Objekttypen umfassen, die in einem System geführt werden.</text:p>
      <text:p text:style-name="Text_20_body">Das nachstehende Beispiel zeigt die mögliche Ausgabe des Feeds:</text:p>
      <text:p text:style-name="P144">{</text:p>
      <text:p text:style-name="P145"><text:s text:c="4"/>"items": [</text:p>
      <text:p text:style-name="P146"><text:s text:c="8"/>{</text:p>
      <text:p text:style-name="P147"><text:s text:c="12"/>"@id": "http://refserv.oparl.org/bodies/0/papers/21/documents/3",</text:p>
      <text:p text:style-name="P148"><text:s text:c="12"/>"created": "2014-01-07T12:59:01.038+0100"</text:p>
      <text:p text:style-name="P149"><text:s text:c="8"/>},</text:p>
      <text:p text:style-name="P150"><text:s text:c="8"/>{</text:p>
      <text:p text:style-name="P151"><text:s text:c="12"/>"@id": "http://refserv.oparl.org/bodies/0/papers/21",</text:p>
      <text:p text:style-name="P152"><text:s text:c="12"/>"created": "2014-01-05T18:29:37.123+0100"</text:p>
      <text:p text:style-name="P153"><text:s text:c="8"/>},</text:p>
      <text:p text:style-name="P154"><text:s text:c="8"/>{</text:p>
      <text:p text:style-name="P155"><text:s text:c="12"/>"@id": "http://refserv.oparl.org/bodies/0/papers/20/documents/5",</text:p>
      <text:p text:style-name="P156"><text:s text:c="12"/>"created": "2014-01-04T11:26:48.638+0100"</text:p>
      <text:p text:style-name="P157"><text:s text:c="8"/>},</text:p>
      <text:p text:style-name="P158"><text:s text:c="8"/>...</text:p>
      <text:p text:style-name="P159"><text:s text:c="4"/>],</text:p>
      <text:p text:style-name="P160"><text:s text:c="4"/>"nextpage": "http://refserv.oparl.org/feeds/new/?t=20140106170100402"</text:p>
      <text:p text:style-name="P161">}</text:p>
      <text:p text:style-name="First_20_paragraph">Wie im Beispiel zu sehen ist, enthält die Eigenschaft <text:span text:style-name="Teletype">items</text:span> eine Liste mit unbenannten Objekten. Dies ist ein Unterschied zu herkömmlichen Objektlisten, bei denen an dieser Stelle lediglich URLs als Listeneinträge erwartet werden.</text:p>
      <text:p text:style-name="Text_20_body">Jedes der Objekte in der <text:span text:style-name="Teletype">items</text:span>-Liste MUSS seinerseits wiederum zwei Eigenschaften besitzen:</text:p>
      <text:list text:style-name="L33">
        <text:list-item>
          <text:p text:style-name="P162"><text:span text:style-name="Teletype">@id</text:span>: Die URL des neuen Objekts</text:p>
        </text:list-item>
        <text:list-item>
          <text:p text:style-name="P162"><text:span text:style-name="Teletype">created</text:span>: Der Zeitpunkt der Erzeugung des Objekts</text:p>
        </text:list-item>
      </text:list>
      <text:p text:style-name="First_20_paragraph">Wie für Objektlisten üblich, SOLL auch für Feeds automatisch eine Aufteilung auf mehrere Seiten vorgenommen und ein Paginierungs-Link angeboten werden, um die übertragenen Datenmengen je Abruf einzugrenzen.</text:p>
      <text:p text:style-name="Text_20_body">Der jeweils in der Eigenschaft <text:span text:style-name="Teletype">created</text:span> ausgegebene Zeitpunkt SOLL vom Server als Sortierkriterium der Liste genutzt werden. So können Clients den jeweils am Anfang der Liste vorgefundenen Zeitpunkt als Begrenzung für die zukünftige Abfrage des Feeds nutzen. Ein Beispiel zur Erläuterung:</text:p>
      <text:p text:style-name="Text_20_body">Am 1. April 2014 ruft ein Client den Feed ab und findet im ersten Listeneintrag den <text:span text:style-name="Teletype">created</text:span>-Zeitpunkt <text:span text:style-name="Teletype">2014-03-31T18:02:34.058+0200</text:span> vor, den er sich als Grenzwert merkt. Beim nächsten Abruf des Feeds einige Tage später muss der Client die Liste nur so weit abarbeiten, so lange der <text:span text:style-name="Teletype">created</text:span>-Zeitpunkt der Einträge größer oder gleich dem Grenzwert ist.</text:p>
      <text:h text:style-name="Heading_20_3" text:outline-level="3">Der Feed "Geänderte Objekte"</text:h>
      <text:p text:style-name="First_20_paragraph">Der Feed für geänderte Objekte listet die URLs geänderter Objekte in der Reihenfolge des Datums ihrer Änderung, wobei das zuletzt Objekt zuerst ausgegeben wird.</text:p>
      <text:p text:style-name="Text_20_body">Die Definition einer "Änderung" kann sich zwischen den Objekttypen unterscheiden. Tendenziell soll die Definition eher weiter ausgelegt werden, als enger. Als Änderung einer Organisation könnte es beispielsweise verstanden werden, wenn ein neues Mitglied zur Organisation hinzukommt. Das Erstellen eines Objekts (im Sinne des Feeds "Neue Objekte") sollte hingegen nicht als Änderung gewertet werden, um das redundante Erscheinen eines neuen Objekts sowohl im Feed "Neue Objekte" als auch im Feed "Geänderte Objekte" zu vermeiden.</text:p>
      <text:p text:style-name="Text_20_body">Auch hier SOLL der Feed sämtliche Objekttypen umfassen, die in einem System geführt werden.</text:p>
      <text:p text:style-name="P163">{</text:p>
      <text:p text:style-name="P164"><text:s text:c="4"/>"items": [</text:p>
      <text:p text:style-name="P165"><text:s text:c="8"/>{</text:p>
      <text:p text:style-name="P166"><text:s text:c="12"/>"@id": "http://refserv.oparl.org/bodies/0/papers/0/documents/2",</text:p>
      <text:p text:style-name="P167"><text:s text:c="12"/>"last_modified": "2014-01-08T14:28:31.568+0100"</text:p>
      <text:p text:style-name="P168"><text:s text:c="8"/>},</text:p>
      <text:p text:style-name="P169"><text:s text:c="8"/>{</text:p>
      <text:p text:style-name="P170"><text:s text:c="12"/>"@id": "http://refserv.oparl.org/bodies/0/papers/0",</text:p>
      <text:p text:style-name="P171"><text:s text:c="12"/>"last_modified": "2014-01-08T12:14:27.958+0100"</text:p>
      <text:p text:style-name="P172"><text:s text:c="8"/>},</text:p>
      <text:p text:style-name="P173"><text:s text:c="8"/>{</text:p>
      <text:p text:style-name="P174"><text:s text:c="12"/>"@id": "http://refserv.oparl.org/bodies/0/papers/0/documents/1",</text:p>
      <text:p text:style-name="P175"><text:s text:c="12"/>"last_modified": "2014-01-06T17:01:00.402+0100"</text:p>
      <text:p text:style-name="P176"><text:s text:c="8"/>},</text:p>
      <text:p text:style-name="P177"><text:s text:c="8"/>...</text:p>
      <text:p text:style-name="P178"><text:s text:c="4"/>],</text:p>
      <text:p text:style-name="P179"><text:s text:c="4"/>"nextpage": "http://refserv.oparl.org/feeds/updated/?t=20140106170100402"</text:p>
      <text:p text:style-name="P180">}</text:p>
      <text:p text:style-name="First_20_paragraph">Das Ausgabeformat entspricht weitgehend dem des Feeds "Neue Objekte", jedoch heißt hier die Eigenschaft für den Zeitpunkt der letzten Änderung <text:span text:style-name="Teletype">last_modified</text:span>. Auch hier gilt, dass der als <text:span text:style-name="Teletype">last_modified</text:span> ausgegebene Zeitpunkt auch als Sortierkriterium der Liste gelten SOLL.</text:p>
      <text:h text:style-name="Heading_20_3" text:outline-level="3">Der Feed "Entfernte Objekte"</text:h>
      <text:p text:style-name="First_20_paragraph">Der Feed für entferne Objekte listet die URLs entfernter Objekte in der Reihenfolge des Datums ihrer Entfernung auf, wobei die zuletzt entfernten Objekte zuerst ausgegeben werden.</text:p>
      <text:p text:style-name="Text_20_body">Mit "Entfernung" ist im Sinne dieses Feeds die Löschung eines Objekts, aber auch die Depublikation oder das Beenden der öffentlichen Verfügbarkeit gemeint.</text:p>
      <text:p text:style-name="Text_20_body">Client-Implementierer sind angehalten, diesen Feed zu nutzen, um beispielsweise depublizierte Dokumente aus ihren lokalen Caches zu entfernen.</text:p>
      <text:p text:style-name="P181">{</text:p>
      <text:p text:style-name="P182"><text:s text:c="4"/>"items": [</text:p>
      <text:p text:style-name="P183"><text:s text:c="8"/>{</text:p>
      <text:p text:style-name="P184"><text:s text:c="12"/>"@id": "http://refserv.oparl.org/bodies/0/people/22",</text:p>
      <text:p text:style-name="P185"><text:s text:c="12"/>"removed": "2013-11-11T11:11:00.000+0100"</text:p>
      <text:p text:style-name="P186"><text:s text:c="8"/>},</text:p>
      <text:p text:style-name="P187"><text:s text:c="8"/>...</text:p>
      <text:p text:style-name="P188"><text:s text:c="4"/>],</text:p>
      <text:p text:style-name="P189"><text:s text:c="4"/>"nextpage": "http://refserv.oparl.org/feeds/updated/?t=20131111111100"</text:p>
      <text:p text:style-name="P190">}</text:p>
      <text:p text:style-name="First_20_paragraph">Die Eigenschaft zur Angabe des Entfernugnszeitpunkts heißt hier <text:span text:style-name="Teletype">removed</text:span> und SOLL, analog zu den beiden anderen Feeds, als Sortierkriterium der Liste verwendet werden.</text:p>
      <text:h text:style-name="Heading_20_2" text:outline-level="2">Dokumentenabruf</text:h>
      <text:list text:style-name="L34">
        <text:list-item>
          <text:p text:style-name="P191">HTTP GET Methode MUSS unterstützt werden</text:p>
        </text:list-item>
        <text:list-item>
          <text:p text:style-name="P191">HEAD-Methode MUSS unterstützt werden</text:p>
        </text:list-item>
        <text:list-item>
          <text:p text:style-name="P191">HTTP Last-Modified Header sowie Conditional GET sind zu unterstützen</text:p>
        </text:list-item>
      </text:list>
      <text:h text:style-name="Heading_20_2" text:outline-level="2">Ausnahmebehandlung</text:h>
      <text:p text:style-name="First_20_paragraph">(Diskussion hierzu unter https://github.com/OParl/specs/issues/89)</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callback:</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startdate:</text:p>
      <text:p text:style-name="Definition_20_Definition_20_Tight">Parameter für die Einschränkung einer Abfrage anhand eines Datums bzw. einer Zeitangabe.</text:p>
      <text:p text:style-name="Definition_20_Term_20_Tight">enddate:</text:p>
      <text:p text:style-name="Definition_20_Definition_20_Tight">Parameter für die Einschränkung einer Abfrage anhand eines Datums bzw. einer Zeitangabe.</text:p>
      <text:list text:style-name="L35">
        <text:list-item>
          <text:p text:style-name="P192">(Parameter für Datums-/Zeitbereichsfilter)</text:p>
        </text:list-item>
      </text:list>
      <text:h text:style-name="Heading_20_1" text:outline-level="1">Schema</text:h>
      <text:p text:style-name="First_20_paragraph">Dieses Kapitel beschreibt das Schema von OParl. Das Schema bildet das Datz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h text:style-name="Heading_20_2" text:outline-level="2">Übergreifende Aspekte</text:h>
      <text:h text:style-name="Heading_20_3" text:outline-level="3">null-Werte</text:h>
      <text:p text:style-name="First_20_paragraph">JSON erlaubt es grundsätzlich, dass Eigenschaften den Wert <text:span text:style-name="Teletype">null</text:span> haben können. Im Rahmen dieser Spezifikation DARF das jedoch nur bei Eigenschaften der Fall sein, die als OPTIONAL oder EMPFOHLEN gekennzeichnet sind. ZWINGENDE Eigenschaften müssen einen Wert ungleich <text:span text:style-name="Teletype">null</text:span> besitzen.</text:p>
      <text:h text:style-name="Heading_20_3" text:outline-level="3">Vererbung der Lizenzbedingung</text:h>
      <text:list text:style-name="L36">
        <text:list-item>
          <text:p text:style-name="P193">Jedes Objekt KANN die Eigenschaft "license" besitzen.</text:p>
        </text:list-item>
        <text:list-item>
          <text:p text:style-name="P193">Die genannte Lizenz bezieht sich auf das jeweilige Objekt und auf untergeordnete Objekte, sofern diese keine license-Eigenschaft besitzen.</text:p>
        </text:list-item>
        <text:list-item>
          <text:p text:style-name="P193">Dazu muss die Vererbungshierarchie aufgezeigt werden.</text:p>
        </text:list-item>
        <text:list-item>
          <text:p text:style-name="P193">Empfohlene Minimalvariante: Nur eine license-Angabe auf Ebene von <text:span text:style-name="Teletype">oparl:System</text:span>.</text:p>
        </text:list-item>
        <text:list-item>
          <text:p text:style-name="P193">Auf Ebene des <text:span text:style-name="Teletype">oparl:Document</text:span> bezieht sich die Eigenschaft sowohl auf die Metadaten als auch auf das Dokument selbst.</text:p>
        </text:list-item>
      </text:list>
      <text:h text:style-name="Heading_20_3" text:outline-level="3">Die Eigenschaften "created" und "last_modified"</text:h>
      <text:h text:style-name="Heading_20_3" text:outline-level="3">Die Eigenschaften "name" und "name_long"</text:h>
      <text:h text:style-name="Heading_20_3" text:outline-level="3">Die Eigenschaft "description"</text:h>
      <text:h text:style-name="Heading_20_2" text:outline-level="2">OParlSystem (System)</text:h>
      <text:p text:style-name="First_20_paragraph">Der Objekttyp <text:span text:style-name="Teletype">oparl:System</text:span> bildet grundlegende Informationen zum parlamentarischen Informationssystem ab. Das Objekt repräsentiert das technische System, unabhängig von der Frage, welche Körperschaften auf diesem System vertreten sind.</text:p>
      <text:p text:style-name="Text_20_body">Auf jedem OParl Server MUSS ein Objekt vom Typ <text:span text:style-name="Teletype">oparl:System</text:span> vorgehalten werden. Es DARF nur ein einziges solches Objekt je Server existieren.</text:p>
      <text:p text:style-name="Text_20_body">Für Clients ist das <text:span text:style-name="Teletype">oparl:System</text:span> Objekt ein geeigneter Einstiegspunkt, um grundlegende Informationen über das Sytem zu bekommen und die URLs zum Zugriff auf andere Informationen in Erfahrung zu bringen.</text:p>
      <text:p text:style-name="Text_20_body">Die URL (IRI) des <text:span text:style-name="Teletype">oparl:System</text:span> Objekts MUSS per Definition identisch mit der URL des API-Endpunkts des Servers sein.</text:p>
      <text:h text:style-name="Heading_20_3" text:outline-level="3">Eigenschaft <text:span text:style-name="Teletype">oparl_version</text:span></text:h>
      <text:p text:style-name="First_20_paragraph">Diese Eigenschaft ist ZWINGEND.</text:p>
      <text:p text:style-name="Text_20_body">URL der Version der OParl-Spezifikation, die von diesem System unterstützt wird. So lange es nur die Version 1.0 der OParl-Spezifikation gibt, MUSS der Wert dieser Eigenschaft <text:span text:style-name="Teletype">http://oparl.org/specs/1.0/</text:span> sein.</text:p>
      <text:p text:style-name="Text_20_body">Sofern zukünftig weitere Versionen der Spezifikation vorliegen, können Clients damit in Erfahrung bringen, welches Schema, welche Eigenschaften und Methoden auf Seite des Servers vorausgesetzt werden können.</text:p>
      <text:h text:style-name="Heading_20_3" text:outline-level="3">Eigenschaft <text:span text:style-name="Teletype">bodies</text:span></text:h>
      <text:p text:style-name="First_20_paragraph">Diese Eigenschaft ist ZWINGEND.</text:p>
      <text:p text:style-name="Text_20_body">Über diese URL sind alle <text:span text:style-name="Teletype">oparl:Body</text:span> Objekte, also die im System geführten Körperschaften, als Liste abrufbar.</text:p>
      <text:p text:style-name="Text_20_body">TODO: Verweis auf <text:span text:style-name="Teletype">oparl:Body</text:span> einfügen</text:p>
      <text:h text:style-name="Heading_20_3" text:outline-level="3">Eigenschaft <text:span text:style-name="Teletype">name</text:span></text:h>
      <text:p text:style-name="First_20_paragraph">Diese Eigenschaft wird EMPFOHLEN.</text:p>
      <text:p text:style-name="Text_20_body">Diese Eigenschaft dient dazu, einen nutzerfreundlichen Namen zu kommunizieren, mit dem NutzerInnen das System wiedererkennen und von anderen unterscheiden können.</text:p>
      <text:h text:style-name="Heading_20_3" text:outline-level="3">Eigenschaft <text:span text:style-name="Teletype">contact</text:span></text:h>
      <text:p text:style-name="First_20_paragraph">Diese Eigenschaft wird EMPFOHLEN.</text:p>
      <text:p text:style-name="Text_20_body">Die Eigenschaft dient dazu, NutzerInnen bzw. EntwicklerInnen von Clients die Kontaktaufnahme mit dem Betreiber des Systems zu ermöglichen. Es wird EMPFOHLEN, hier die Kontaktdaten eines technischen Ansprechpartners bzw. einer allgemeinen Kontaktstelle auszugeben, über die Anfragen verschiedener Art an die richtige Kontaktperson umgeleitet werden können.</text:p>
      <text:p text:style-name="Text_20_body">Der Wert dieser Eigenschaft MUSS ein Objekt vom Typ <text:span text:style-name="Teletype">oparl:Contact</text:span> sein.</text:p>
      <text:p text:style-name="Text_20_body">TODO: Verweis auf <text:span text:style-name="Teletype">oparl:Contact</text:span> einfügen.</text:p>
      <text:h text:style-name="Heading_20_3" text:outline-level="3">Eigenschaft <text:span text:style-name="Teletype">license</text:span></text:h>
      <text:p text:style-name="First_20_paragraph">Diese Eigenschaft wird EMPFOHLEN.</text:p>
      <text:p text:style-name="Text_20_body">Die Eigenschaft dient dazu, darüber zu informieren, unter welcher Lizenz die Daten des aktuell angezeigten Objekts stehen. Zur Vererbung dieser Eigenschaft siehe (TODO: Verweis auf Abschnitt zur Lizenz-Vererbung einfügen).</text:p>
      <text:p text:style-name="Text_20_body">Der Wert dieser Eigenschaft sollte nach Möglichkeit eine URL sein, unter der genau die entsprechende Lizenz abgerufen werden kann.</text:p>
      <text:h text:style-name="Heading_20_3" text:outline-level="3">Eigenschaft <text:span text:style-name="Teletype">new_objects</text:span></text:h>
      <text:p text:style-name="First_20_paragraph">Diese Eigenschaft ist EMPFOHLEN.</text:p>
      <text:p text:style-name="Text_20_body">Mit dieser Eigenschaft wird die URL des Feeds für neu hinzugekommene Objekte ausgegeben.</text:p>
      <text:p text:style-name="Text_20_body">TODO: Verweis auf Feeds &gt; Neue Objekte</text:p>
      <text:h text:style-name="Heading_20_3" text:outline-level="3">Eigenschaft <text:span text:style-name="Teletype">updated_objects</text:span></text:h>
      <text:p text:style-name="First_20_paragraph">Diese Eigenschaft ist EMPFOHLEN.</text:p>
      <text:p text:style-name="Text_20_body">Mit dieser Eigenschaft wird die URL des Feeds für geänderte Objekte ausgegeben.</text:p>
      <text:p text:style-name="Text_20_body">TODO: Verweis auf Feeds &gt; Geänderte Objekte</text:p>
      <text:h text:style-name="Heading_20_3" text:outline-level="3">Eigenschaft <text:span text:style-name="Teletype">removed_objects</text:span></text:h>
      <text:p text:style-name="First_20_paragraph">Diese Eigenschaft ist EMPFOHLEN.</text:p>
      <text:p text:style-name="Text_20_body">Mit dieser Eigenschaft wird die URL des Feeds für entfernte Objekte ausgegeben.</text:p>
      <text:p text:style-name="Text_20_body">TODO: Verweis auf Feeds &gt; Entfernte Objekte</text:p>
      <text:h text:style-name="Heading_20_3" text:outline-level="3">Eigenschaft <text:span text:style-name="Teletype">info</text:span></text:h>
      <text:p text:style-name="First_20_paragraph">Diese Eigenschaft ist OPTIONAL.</text:p>
      <text:p text:style-name="Text_20_body">Diese Eigenschaft dient dazu, eine zusätzliche URL zu einer WWW-Seite mit zusätzlichen Informationen zum System anzubieten. So könnten NutzerInnen beispielsweise auf eine Web-Oberfläche eines parlamentarischen Informationssystems geführt werden.</text:p>
      <text:h text:style-name="Heading_20_3" text:outline-level="3">Eigenschaft <text:span text:style-name="Teletype">vendor</text:span></text:h>
      <text:p text:style-name="First_20_paragraph">Diese Eigenschaft ist OPTIONAL.</text:p>
      <text:p text:style-name="Text_20_body">Diese Eigenschaft dient dazu, über eine URL den Hersteller des Server-Systems zu komunizieren. Die URL sollt nach Möglichkeit zu einer WWW-Seite mit weiteren Informationen zum Hersteller führen.</text:p>
      <text:h text:style-name="Heading_20_3" text:outline-level="3">Eigenschaft <text:span text:style-name="Teletype">product</text:span></text:h>
      <text:p text:style-name="First_20_paragraph">Diese Eigenschaft ist OPTIONAL.</text:p>
      <text:p text:style-name="Text_20_body">Diese Eigenschaft dient dazu, über eine URL mitzuteilen, welches Softwareprodukt das Server-System bereitstellt. Die URL soll nach Möglichkeit zu einer WWW-Seite mit weiteren Informationen zum Produkt führen.</text:p>
      <text:h text:style-name="Heading_20_3" text:outline-level="3">Beispiel</text:h>
      <text:p text:style-name="P194">{</text:p>
      <text:p text:style-name="P195"><text:s text:c="4"/>"@id": "http://refserv.oparl.org/",</text:p>
      <text:p text:style-name="P196"><text:s text:c="4"/>"@context": "http://oparl.org/schema/1.0/System",</text:p>
      <text:p text:style-name="P197"><text:s text:c="4"/>"oparl_version": "http://oparl.org/specs/1.0/",</text:p>
      <text:p text:style-name="P198"><text:s text:c="4"/>"name": "OParl Reference Server",</text:p>
      <text:p text:style-name="P199"><text:s text:c="4"/>"info": "https://github.com/OParl/reference-server",</text:p>
      <text:p text:style-name="P200"><text:s text:c="4"/>"contact": {</text:p>
      <text:p text:style-name="P201"><text:s text:c="8"/>"email": "info@oparl.org",</text:p>
      <text:p text:style-name="P202"><text:s text:c="8"/>"name": "Common OParl contact"</text:p>
      <text:p text:style-name="P203"><text:s text:c="4"/>}, </text:p>
      <text:p text:style-name="P204"><text:s text:c="4"/>"vendor": "http://oparl.org/",</text:p>
      <text:p text:style-name="P205"><text:s text:c="4"/>"product": "https://github.com/OParl/reference-server",</text:p>
      <text:p text:style-name="P206"><text:s text:c="4"/>"license": "http://creativecommons.org/licenses/by/4.0/",</text:p>
      <text:p text:style-name="P207"><text:s text:c="4"/>"bodies": "http://refserv.oparl.org/bodies/",</text:p>
      <text:p text:style-name="P208"><text:s text:c="4"/>"new_objects": "http://refserv.oparl.org/feeds/new/",</text:p>
      <text:p text:style-name="P209"><text:s text:c="4"/>"updated_objects": "http://refserv.oparl.org/feeds/updated/",</text:p>
      <text:p text:style-name="P210"><text:s text:c="4"/>"removed_objects": "http://refserv.oparl.org/feeds/removed/"</text:p>
      <text:p text:style-name="P211">}</text:p>
      <text:h text:style-name="Heading_20_2" text:outline-level="2">oparl:Body (Körperschaft)</text:h>
      <text:p text:style-name="First_20_paragraph">Dieser Objekttyp erlaubt es, eine Körperschaft abzbilden. Eine Körperschaft kann beispielsweise eine Gemeinde, ein Landkreis oder ein Zweckverband sein.</text:p>
      <text:p text:style-name="Text_20_body">Von einem funktionsfähigen Server wird erwartet, dass er mindestens ein Objekt vom Typ <text:span text:style-name="Teletype">oparl:Body</text:span> bereit hält. Teilen sich mehrere Körperschaften das selbe technische System, können auf demselben Server auch mehrere Objekte vom Typ <text:span text:style-name="Teletype">oparl:Body</text:span> beherbergt werden.</text:p>
      <text:p text:style-name="Text_20_body">Über die Zuordnung zu einem bestimmten <text:span text:style-name="Teletype">oparl:Body</text:span> Objekt zeigen andere Objekte, wie beispielsweise Gremien oder Drucksachen, ihre Zugehörigkeit zu einer bestimmten Körperschaft an.</text:p>
      <text:p text:style-name="Text_20_body">Es werden mehrere Eigenschaften angeboten, die dazu dienen, die real existierende Körperschaft, die von einem <text:span text:style-name="Teletype">oparl:Body</text:span> Objekt repräsentiert wird, programmatisch auslesbar zu machen zu können. Insbesondere sind hier die Eigenschaften <text:span text:style-name="Teletype">url</text:span>, <text:span text:style-name="Teletype">rgs</text:span> und <text:span text:style-name="Teletype">gnd_url</text:span> zu nennen.</text:p>
      <text:h text:style-name="Heading_20_3" text:outline-level="3">Eigenschaft <text:span text:style-name="Teletype">system</text:span></text:h>
      <text:p text:style-name="First_20_paragraph">Diese Eigenschaft ist ZWINGEND.</text:p>
      <text:p text:style-name="Text_20_body">Mit dieser Eigenschaft wird das Objekt dem übergeordneten <text:span text:style-name="Teletype">oparl:System</text:span> Objekt zugeordnet. Wert MUSS der IRI des <text:span text:style-name="Teletype">oparl:System</text:span> Objekts sein.</text:p>
      <text:h text:style-name="Heading_20_3" text:outline-level="3">Eigenschaft <text:span text:style-name="Teletype">name</text:span></text:h>
      <text:p text:style-name="First_20_paragraph">Diese Eigenschaft ist ZWINGEND. Sie transportiert den gebräuchlichen Namen der Körperschaft.</text:p>
      <text:h text:style-name="Heading_20_3" text:outline-level="3">Eigenschaft <text:span text:style-name="Teletype">name_long</text:span></text:h>
      <text:p text:style-name="First_20_paragraph">Diese Eigenschaft ist OPTIONAL und kann bei Bedarf dazu verwendet werden, eine längere Form des Namens der Körperschaft wieder zu geben, sofern dieser für die Eigenschaft <text:span text:style-name="Teletype">name</text:span> zu lang ist.</text:p>
      <text:h text:style-name="Heading_20_3" text:outline-level="3">Eigenschaft <text:span text:style-name="Teletype">url</text:span></text:h>
      <text:p text:style-name="First_20_paragraph">Diese Eigenschaft ist EMPFOHLEN.</text:p>
      <text:p text:style-name="Text_20_body">Mit dieser Eigenschaft SOLL die URL der offiziellen Website der Körperschaft ausgegeben werden.</text:p>
      <text:p text:style-name="Text_20_body">TODO: Beschreibung</text:p>
      <text:h text:style-name="Heading_20_3" text:outline-level="3">Eigenschaft <text:span text:style-name="Teletype">rgs</text:span></text:h>
      <text:p text:style-name="First_20_paragraph">Diese Eigenschaft ist EMPFOHLEN.</text:p>
      <text:p text:style-name="Text_20_body">Handelt es sich bei der Körperschaft um eine Gebietskörperschaft (Landkreis, Kommune etc.) in Deutschland, SOLL für die eindeutige Identifizierung der amtliche Regionalschlüssel verwendet werden.<text:note text:id="ftn13" text:note-class="footnote"><text:note-citation>14</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Dieser ist grundsätzlich zwölfstellig.</text:p>
      <text:h text:style-name="Heading_20_3" text:outline-level="3">Eigenschaft <text:span text:style-name="Teletype">gnd_url</text:span></text:h>
      <text:p text:style-name="First_20_paragraph">Diese Eigenschaft ist EMPFOHLEN.</text:p>
      <text:p text:style-name="Text_20_body">Sofern die Körperschaft in der GND<text:note text:id="ftn14" text:note-class="footnote"><text:note-citation>15</text:note-citation><text:note-body><text:p text:style-name="Footnote">Gemeinsame Normdatei <text:a xlink:type="simple" xlink:href="http://www.dnb.de/gnd" office:name=""><text:span text:style-name="Definition"><text:span text:style-name="Teletype">http://www.dnb.de/gnd</text:span></text:span></text:a></text:p></text:note-body></text:note> vertreten ist, SOLL diese Eigenschaft als Wert die URL des Eintrags in der GND enthalten.</text:p>
      <text:h text:style-name="Heading_20_3" text:outline-level="3">Eigenschaft <text:span text:style-name="Teletype">contact</text:span></text:h>
      <text:p text:style-name="First_20_paragraph">Diese Eigenschaft ist EMPFOHLEN.</text:p>
      <text:p text:style-name="Text_20_body">Über diese Eigenschafte SOLLEN Kontaktinformationen zu einer Stelle bereit gestellt werden, die die inhaltliche Verantwortung für sämtliche zu dieser Körperschaft gehörenden Inhalte im System trägt. Besonders wichtig ist diese Angabe, wenn auf einem System mehrere Körperschaften vertreten sind und damit auf der Ebene des <text:span text:style-name="Teletype">oparl:System</text:span> Objekts ein rein technischer Kontakt ausgegeben wird, der nicht für inhaltliche Fragestellungen im Zuständigkeitsbereich der jeweiligen Körperschaften kontaktiert werden sollte.</text:p>
      <text:h text:style-name="Heading_20_3" text:outline-level="3">Eigenschaft <text:span text:style-name="Teletype">papers</text:span></text:h>
      <text:p text:style-name="First_20_paragraph">Diese Eigenschaft ist ZWINGEND.</text:p>
      <text:p text:style-name="Text_20_body">Wert dieser Eigenschaft ist die URL der API zum Aufruf einer Liste der Drucksachen (Objekte vom Typ <text:span text:style-name="Teletype">oparl:Paper</text:span>) für diese Körperschaft.</text:p>
      <text:h text:style-name="Heading_20_3" text:outline-level="3">Eigenschaft <text:span text:style-name="Teletype">people</text:span></text:h>
      <text:p text:style-name="First_20_paragraph">Diese Eigenschaft ist ZWINGEND.</text:p>
      <text:p text:style-name="Text_20_body">Wert dieser Eigenschaft ist die URL der API zum Aufruf einer Liste der Personen (Objekte vom Typ <text:span text:style-name="Teletype">oparl:Person</text:span>) für diese Körperschaft.</text:p>
      <text:h text:style-name="Heading_20_3" text:outline-level="3">Eigenschaft <text:span text:style-name="Teletype">meetings</text:span></text:h>
      <text:p text:style-name="First_20_paragraph">Diese Eigenschaft ist ZWINGEND.</text:p>
      <text:p text:style-name="Text_20_body">Wert dieser Eigenschaft ist die URL der API zum Aufruf einer Liste der Sitzungen (Objekte vom Typ <text:span text:style-name="Teletype">oparl:Meeting</text:span>) für diese Körperschaft.</text:p>
      <text:h text:style-name="Heading_20_3" text:outline-level="3">Eigenschaft <text:span text:style-name="Teletype">committees</text:span></text:h>
      <text:p text:style-name="First_20_paragraph">Diese Eigenschaft ist ZWINGEND.</text:p>
      <text:p text:style-name="Text_20_body">Wert dieser Eigenschaft ist die URL der API zum Aufruf einer Liste der Gremien (Objekte vom Typ <text:span text:style-name="Teletype">oparl:Committee</text:span>) für diese Körperschaft.</text:p>
      <text:h text:style-name="Heading_20_3" text:outline-level="3">Beispiel</text:h>
      <text:p text:style-name="P212">{</text:p>
      <text:p text:style-name="P213"><text:s text:c="4"/>"@id": "http://refserv.oparl.org/bodies/0",</text:p>
      <text:p text:style-name="P214"><text:s text:c="4"/>"@context": "http://oparl.org/schema/1.0/Body",</text:p>
      <text:p text:style-name="P215"><text:s text:c="4"/>"committees": "http://refserv.oparl.org/bodies/0/committees/",</text:p>
      <text:p text:style-name="P216"><text:s text:c="4"/>"contact": {</text:p>
      <text:p text:style-name="P217"><text:s text:c="8"/>"email": "ris@stadt-koeln.de",</text:p>
      <text:p text:style-name="P218"><text:s text:c="8"/>"name": "RIS-Betreuung"</text:p>
      <text:p text:style-name="P219"><text:s text:c="4"/>}, </text:p>
      <text:p text:style-name="P220"><text:s text:c="4"/>"created": "2014-01-08T14:28:31.568+0100",</text:p>
      <text:p text:style-name="P221"><text:s text:c="4"/>"gnd_url": "http://d-nb.info/gnd/2015732-0",</text:p>
      <text:p text:style-name="P222"><text:s text:c="4"/>"last_modified": "2014-01-08T14:28:31.568+0100",</text:p>
      <text:p text:style-name="P223"><text:s text:c="4"/>"meetings": "http://refserv.oparl.org/bodies/0/meetings/",</text:p>
      <text:p text:style-name="P224"><text:s text:c="4"/>"name": "Stadt K\u00f6ln",</text:p>
      <text:p text:style-name="P225"><text:s text:c="4"/>"name_long": "Stadt K\u00f6ln, kreisfreie Stadt",</text:p>
      <text:p text:style-name="P226"><text:s text:c="4"/>"organisations": "http://refserv.oparl.org/bodies/0/organisations/",</text:p>
      <text:p text:style-name="P227"><text:s text:c="4"/>"papers": "http://refserv.oparl.org/bodies/0/papers/",</text:p>
      <text:p text:style-name="P228"><text:s text:c="4"/>"people": "http://refserv.oparl.org/bodies/0/people/",</text:p>
      <text:p text:style-name="P229"><text:s text:c="4"/>"rgs": "053150000000",</text:p>
      <text:p text:style-name="P230"><text:s text:c="4"/>"system": "http://refserv.oparl.org/",</text:p>
      <text:p text:style-name="P231"><text:s text:c="4"/>"url": "http://www.stadt-koeln.de/"</text:p>
      <text:p text:style-name="P232">}</text:p>
      <text:h text:style-name="Heading_20_2" text:outline-level="2">oparl:Committee (Gremium)</text:h>
      <text:p text:style-name="First_20_paragraph">Das Gremium ist ein Personenkreis, üblicherweise von gewählten und/oder ernannten Mitgliedern. Beispiele hierfür sind der Stadtrat, Kreisrat, Gemeinderat, Ausschüsse und Bezirksvertretungen. Gremien halten Sitzungen ab, zu denen die Gremien-Mitglieder eingeladen werden.</text:p>
      <text:h text:style-name="Heading_20_3" text:outline-level="3">Eigenschaften</text:h>
      <text:p text:style-name="Definition_20_Term_20_Tight">Schlüssel (<text:span text:style-name="Teletype">id</text:span>)</text:p>
      <text:p text:style-name="Definition_20_Definition_20_Tight">Zur eindeutigen Identifizierung des Gremiums im Kontext einer bestimmten Körperschaft. In der Praxis kommen sowohl numerische IDs als auch Namenskürzel (Beispiel: "STA" für den Stadtentwicklungsausschuss) vor. Beides sollte hier Verwendung finden können.</text:p>
      <text:p text:style-name="Definition_20_Term_20_Tight">Name (<text:span text:style-name="Teletype">name</text:span>)</text:p>
      <text:p text:style-name="Definition_20_Definition_20_Tight">Der Name des Gremiums. Beispiele: "Rat", "Hauptausschuss", "Bezirksvertretung 1 (Innenstadt)"</text:p>
      <text:p text:style-name="Definition_20_Term_20_Tight">Kurzname (<text:span text:style-name="Teletype">short_name</text:span>)</text:p>
      <text:p text:style-name="Definition_20_Definition_20_Tight"><text:span text:style-name="T50">Optional</text:span>. Eine zur Anzeige bestimmte, kürzere Form des Namens.</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37">
        <text:list-item>
          <text:p text:style-name="P233">Objekte vom Typ <text:span text:style-name="Teletype">oparl:Person</text:span> referenzieren auf Gremien, um die Mitgliedschaft/Zugehörigkeit einer Person im/zum Gremium zu kennzeichnen. Diese Beziehung ist datiert. Das bedeutet, sie hat einen Anfangszeitpunkt und ggf. einen Endzeitpunkt.</text:p>
        </text:list-item>
        <text:list-item>
          <text:p text:style-name="P233">Objekte vom Typ "Drucksache" verweisen auf Gremien. Beispielsweise wird eine Anfrage oder ein Antrag dem Rat und/oder einer bestimmten Bezirksvertretung zugeordnet. Details zu dieser Beziehung werden unter "Drucksache" erläutert.</text:p>
        </text:list-item>
        <text:list-item>
          <text:p text:style-name="P233">Das Gremium verweist auf die Körperschaft, zu der das Gremium gehört.</text:p>
        </text:list-item>
      </text:list>
      <text:h text:style-name="Heading_20_3" text:outline-level="3">Beispiel</text:h>
      <text:p text:style-name="P234">{</text:p>
      <text:p text:style-name="P235"><text:s text:c="4"/>"id": "7",</text:p>
      <text:p text:style-name="P236"><text:s text:c="4"/>"name": "Finanzausschuss",</text:p>
      <text:p text:style-name="P237"><text:s text:c="4"/>"short_name": "FA",</text:p>
      <text:p text:style-name="P238"><text:s text:c="4"/>"body": "1",</text:p>
      <text:p text:style-name="P239"><text:s text:c="4"/>"last_modified": "2012-08-16T14:05:27+02:00"</text:p>
      <text:p text:style-name="P240">}</text:p>
      <text:h text:style-name="Heading_20_2" text:outline-level="2">oparl:Person (Person)</text:h>
      <text:p text:style-name="First_20_paragraph">Jede natürliche Person, die Mitglied eines Gremiums ist, ist als <text:span text:style-name="Teletype">oparl:Person</text:span> im Datenmodell eindeutig identifizierbar.</text:p>
      <text:h text:style-name="Heading_20_3" text:outline-level="3">Eigenschaften</text:h>
      <text:p text:style-name="Definition_20_Term_20_Tight">Schlüssel (<text:span text:style-name="Teletype">id</text:span>)</text:p>
      <text:p text:style-name="Definition_20_Definition_20_Tight">Zur eindeutigen Identifizierung sollte jede Person eine Kennung besitzen, die keinen Änderungen unterworfen ist und aus diesem Grund nicht mit dem Namen in Verbindung stehen sollte. Viele RIS nutzen rein numerische Kennungen.</text:p>
      <text:p text:style-name="Definition_20_Term_20_Tight">Vorname (<text:span text:style-name="Teletype">first_name</text:span>)</text:p>
      <text:p text:style-name="Definition_20_Definition_20_Tight">Der Vorname der Person.</text:p>
      <text:p text:style-name="Definition_20_Term_20_Tight">Nachname (<text:span text:style-name="Teletype">last_name</text:span>)</text:p>
      <text:p text:style-name="Definition_20_Definition_20_Tight">Der Nachname der Person.</text:p>
      <text:p text:style-name="Definition_20_Term_20_Tight">Titel (<text:span text:style-name="Teletype">academic_title</text:span>)</text:p>
      <text:p text:style-name="Definition_20_Definition_20_Tight"><text:span text:style-name="T51">Optional</text:span>. Akademische Titel wie "Dr." und "Prof. Dr."</text:p>
      <text:p text:style-name="Definition_20_Term_20_Tight">Geschlecht (<text:span text:style-name="Teletype">sex</text:span>)</text:p>
      <text:p text:style-name="Definition_20_Definition_20_Tight"><text:span text:style-name="T52">Optional</text:span>. Weiblich (Wert <text:span text:style-name="Teletype">F</text:span> für <text:span text:style-name="T53">female</text:span>), männlich (Wert <text:span text:style-name="Teletype">M</text:span> für <text:span text:style-name="T54">male</text:span>), anderes (Wert <text:span text:style-name="Teletype">O</text:span> für <text:span text:style-name="T55">others</text:span>)</text:p>
      <text:p text:style-name="Definition_20_Term_20_Tight">Beruf (<text:span text:style-name="Teletype">profession</text:span>)</text:p>
      <text:p text:style-name="Definition_20_Definition_20_Tight"><text:span text:style-name="T56">Optional</text:span>. Z.B. "Rechtsanwalt"</text:p>
      <text:p text:style-name="Definition_20_Term_20_Tight">E-Mail-Adresse (<text:span text:style-name="Teletype">email</text:span>)</text:p>
      <text:p text:style-name="Definition_20_Definition_20_Tight"><text:span text:style-name="T57">Optional</text:span>.</text:p>
      <text:p text:style-name="Definition_20_Term_20_Tight">Telefon (<text:span text:style-name="Teletype">phone</text:span>)</text:p>
      <text:p text:style-name="Definition_20_Definition_20_Tight"><text:span text:style-name="T58">Optional</text:span>.</text:p>
      <text:p text:style-name="Definition_20_Term_20_Tight">Fax (<text:span text:style-name="Teletype">fax</text:span>)</text:p>
      <text:p text:style-name="Definition_20_Definition_20_Tight"><text:span text:style-name="T59">Optional</text:span>.</text:p>
      <text:p text:style-name="Definition_20_Term_20_Tight">Anschrift (<text:span text:style-name="Teletype">address</text:span>)</text:p>
      <text:p text:style-name="Definition_20_Definition_20_Tight"><text:span text:style-name="T60">Optional</text:span>. Straße und Hausnummer, Postleitzahl und Ort</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38">
        <text:list-item>
          <text:p text:style-name="P241">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241">Das System PROVOX unterscheidet zwischen privaten und geschäftlichen Anschriften.</text:p>
        </text:list-item>
      </text:list>
      <text:h text:style-name="Heading_20_3" text:outline-level="3">Beziehungen</text:h>
      <text:list text:style-name="L39">
        <text:list-item>
          <text:p text:style-name="P242">Objekte vom Typ <text:span text:style-name="Teletype">oparl:Person</text:span> können einer Organisation, z.B. einer Fraktion, zugeornet werden. Diese Beziehung ist datiert.</text:p>
        </text:list-item>
        <text:list-item>
          <text:p text:style-name="P242">Objekte vom Typ <text:span text:style-name="Teletype">oparl:Person</text:span> können einem oder mehreren Gremien zugewiesen werden, um die Mitgliedschaft in diesem Gremium darzustellen. Diese Beziehungen sind ebenfalls datiert.</text:p>
        </text:list-item>
      </text:list>
      <text:h text:style-name="Heading_20_3" text:outline-level="3">Beispiel</text:h>
      <text:p text:style-name="P243">{</text:p>
      <text:p text:style-name="P244"><text:s text:c="4"/>"id": "1000",</text:p>
      <text:p text:style-name="P245"><text:s text:c="4"/>"first_name": "Max",</text:p>
      <text:p text:style-name="P246"><text:s text:c="4"/>"last_name": "Mustermann",</text:p>
      <text:p text:style-name="P247"><text:s text:c="4"/>"academic_title": "Dr.",</text:p>
      <text:p text:style-name="P248"><text:s text:c="4"/>"sex": "M",</text:p>
      <text:p text:style-name="P249"><text:s text:c="4"/>"profession": "Rechtsanwalt",</text:p>
      <text:p text:style-name="P250"><text:s text:c="4"/>"email": "max@mustermann.de",</text:p>
      <text:p text:style-name="P251"><text:s text:c="4"/>"phone": "+4977777",</text:p>
      <text:p text:style-name="P252"><text:s text:c="4"/>"fax": "+4988888",</text:p>
      <text:p text:style-name="P253"><text:s text:c="4"/>"address": "Musterstraße 5, 11111 Musterort",</text:p>
      <text:p text:style-name="P254"><text:s text:c="4"/>"last_modified": "2012-08-16T14:05:27+02:00",</text:p>
      <text:p text:style-name="P255"><text:s text:c="4"/>"organisations": [</text:p>
      <text:p text:style-name="P256"><text:s text:c="8"/>{</text:p>
      <text:p text:style-name="P257"><text:s text:c="12"/>"id": "2000",</text:p>
      <text:p text:style-name="P258"><text:s text:c="12"/>"start": "2011-03-01",</text:p>
      <text:p text:style-name="P259"><text:s text:c="12"/>"end": "2013-02-28"</text:p>
      <text:p text:style-name="P260"><text:s text:c="8"/>},</text:p>
      <text:p text:style-name="P261"><text:s text:c="8"/>{</text:p>
      <text:p text:style-name="P262"><text:s text:c="12"/>"id": "2001",</text:p>
      <text:p text:style-name="P263"><text:s text:c="12"/>"start": "2013-03-01"</text:p>
      <text:p text:style-name="P264"><text:s text:c="8"/>}</text:p>
      <text:p text:style-name="P265"><text:s text:c="4"/>],</text:p>
      <text:p text:style-name="P266"><text:s text:c="4"/>"committees": [</text:p>
      <text:p text:style-name="P267"><text:s text:c="8"/>{</text:p>
      <text:p text:style-name="P268"><text:s text:c="12"/>"id": "7",</text:p>
      <text:p text:style-name="P269"><text:s text:c="12"/>"start": "2013-01-01"</text:p>
      <text:p text:style-name="P270"><text:s text:c="8"/>}</text:p>
      <text:p text:style-name="P271"><text:s text:c="4"/>]</text:p>
      <text:p text:style-name="P272">}</text:p>
      <text:h text:style-name="Heading_20_2" text:outline-level="2">oparl:Organization (Organisation)</text:h>
      <text:p text:style-name="First_20_paragraph">Organisationen sind üblicherweise Parteien bzw. Fraktionen, denen die Personen angehören können.</text:p>
      <text:h text:style-name="Heading_20_3" text:outline-level="3">Eigenschaften</text:h>
      <text:p text:style-name="Definition_20_Term_20_Tight">Schlüssel (<text:span text:style-name="Teletype">id</text:span>)</text:p>
      <text:p text:style-name="Definition_20_Definition_20_Tight">Zur eindeutigen Kennzeichnung einer Organisation innerhalb des Systems</text:p>
      <text:p text:style-name="Definition_20_Term_20_Tight">Name (<text:span text:style-name="Teletype">name</text:span>)</text:p>
      <text:p text:style-name="Definition_20_Definition_20_Tight">Der gebräuchliche Name der Organisation, z.B. "SPD" oder "DIE LINKE".</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40">
        <text:list-item>
          <text:p text:style-name="P273">Unklar ist bislang, ob Organisationen in der Praxis eher Fraktionen ("SPD-Fraktion im Kölner Rat", "SPD-Fraktion in Köln-Innenstadt") abbilden oder ob eher Ortsverbände von Parteien ("SPD Köln") gemeint sein werden. Einblicke, wie gängige Systeme dies handhaben, sollten evtl. gesammelt und berücksichtigt werden.</text:p>
        </text:list-item>
        <text:list-item>
          <text:p text:style-name="P273">Es wird die Schreibweise "Organization" (und nicht "Organisation") verwendet, da diese in allen englischen Sprachräumen problemlos verwendet werden kann. Siehe dazu Abschnitt 3, Fussnote 1 auf dieser Seite: http://popoloproject.com/specs/organization.html</text:p>
        </text:list-item>
      </text:list>
      <text:h text:style-name="Heading_20_3" text:outline-level="3">Beziehungen</text:h>
      <text:list text:style-name="L41">
        <text:list-item>
          <text:p text:style-name="P274">Jede <text:span text:style-name="Teletype">oparl:Organization</text:span> gehört zu einer Körperschaft.</text:p>
        </text:list-item>
        <text:list-item>
          <text:p text:style-name="P274">Personen können Organisationen angehören (<text:span text:style-name="T61">datiert</text:span>).</text:p>
        </text:list-item>
      </text:list>
      <text:h text:style-name="Heading_20_3" text:outline-level="3">Beispiel</text:h>
      <text:p text:style-name="P275">{</text:p>
      <text:p text:style-name="P276"><text:s text:c="4"/>"id": "15",</text:p>
      <text:p text:style-name="P277"><text:s text:c="4"/>"name": "SPD",</text:p>
      <text:p text:style-name="P278"><text:s text:c="4"/>"body": "1",</text:p>
      <text:p text:style-name="P279"><text:s text:c="4"/>"last_modified": "2012-08-16T14:05:27+02:00"</text:p>
      <text:p text:style-name="P280">}</text:p>
      <text:h text:style-name="Heading_20_2" text:outline-level="2">oparl:Meeting (Sitzung)</text:h>
      <text:p text:style-name="First_20_paragraph">Eine Sitzung ist die Versammlung der Mitglieder eines Gremiums oder mehrerer Gremien zu einem bestimmten Zeitpunkt an einem bestimmten Ort.</text:p>
      <text:p text:style-name="Text_20_body">Die geladenen Teilnehmer der Sitzung sind jeweils als „Person“ in entsprechender Form referenziert. Verschiedene Dokumente (Einladung, Ergebnis- und Wortprotokoll, sonstige Anlagen) können referenziert werden.</text:p>
      <text:h text:style-name="Heading_20_3" text:outline-level="3">Eigenschaften</text:h>
      <text:p text:style-name="Definition_20_Term_20_Tight">Schlüssel (<text:span text:style-name="Teletype">id</text:span>)</text:p>
      <text:p text:style-name="Definition_20_Definition_20_Tight">Zur eindeutigen Identifizierung der Sitzung innerhalb des Systems. In der Praxis wird ein solcher Schlüssel entweder durch eine numerische ID gebildet oder durch Kombination mehrerer Merkmale wie dem Kürzel des Gremiums, der laufenden Nummer der Sitzung in einem Jahr und der Jahreszahl (z.B. "BV1/0034/2012").</text:p>
      <text:p text:style-name="Definition_20_Term_20_Tight">Nummer (<text:span text:style-name="Teletype">sequence_number</text:span>)</text:p>
      <text:p text:style-name="Definition_20_Definition_20_Tight"><text:span text:style-name="T62">Optional</text:span>. Laufende Nummer der Sitzung, üblicherweise innerhalb der Wahlperiode mit 1 beginnend. In der Praxis wird dadurch z.B. die "2. Sitzung des Rats" gekennzeichnet. Ist dieses Feld gesetzt, MUSS ein numerischer Wert enthalten sein.</text:p>
      <text:p text:style-name="Definition_20_Term_20_Tight">Anfang (<text:span text:style-name="Teletype">start</text:span>)</text:p>
      <text:p text:style-name="Definition_20_Definition_20_Tight">Datum und ggf. Uhrzeit des Anfangszeitpunkts der Sitzung</text:p>
      <text:p text:style-name="Definition_20_Term_20_Tight">Ende (<text:span text:style-name="Teletype">end</text:span>)</text:p>
      <text:p text:style-name="Definition_20_Definition_20_Tight"><text:span text:style-name="T63">Optional</text:span>. Datum und Uhrzeit vom Ende der Sitzung</text:p>
      <text:p text:style-name="Definition_20_Term_20_Tight">Ort (<text:span text:style-name="Teletype">address</text:span>)</text:p>
      <text:p text:style-name="Definition_20_Definition_20_Tight"><text:span text:style-name="T64">Optional</text:span>. Textliche Information zum Ort der Sitzung, z.B. "Rathaus, Raum 136".</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42">
        <text:list-item>
          <text:p text:style-name="P281">Sitzungen sind mindestens einem Gremium zugeordnet</text:p>
        </text:list-item>
        <text:list-item>
          <text:p text:style-name="P281">Einer Sitzung sind Personen zugeordnet, um die Teilnahme an der Sitzung auszudrücken.</text:p>
        </text:list-item>
        <text:list-item>
          <text:p text:style-name="P281">Dokumente können vom Typ <text:span text:style-name="Teletype">oparl:Meeting</text:span> <text:span text:style-name="T65">optional</text:span> zu mehreren Zwecken referenziert werden:</text:p>
          <text:list text:style-name="L43">
            <text:list-item>
              <text:p text:style-name="P282">Zum Verweis auf die Einladung zur Sitzung</text:p>
            </text:list-item>
            <text:list-item>
              <text:p text:style-name="P282">Zum Verweis auf das Ergebnisprotokoll zur Sitzung</text:p>
            </text:list-item>
            <text:list-item>
              <text:p text:style-name="P282">Zum Verweis auf das Wortprotokoll zur Sitzung</text:p>
            </text:list-item>
          </text:list>
        </text:list-item>
        <text:list-item>
          <text:p text:style-name="P281">Weiterhin können Sitzungen beliebige weitere Dokumente, die keine eigenständigen Drucksachen sind, referenzieren. Dabei handelt es sich dann um nicht weiter spezifizierte Anlagen.</text:p>
        </text:list-item>
      </text:list>
      <text:h text:style-name="Heading_20_3" text:outline-level="3">Beispiel</text:h>
      <text:p text:style-name="P283">{</text:p>
      <text:p text:style-name="P284"><text:s text:c="4"/>"id": "3271",</text:p>
      <text:p text:style-name="P285"><text:s text:c="4"/>"identifier": "STA/0034/2012",</text:p>
      <text:p text:style-name="P286"><text:s text:c="4"/>"start": "2013-01-04T08:00:00+01:00",</text:p>
      <text:p text:style-name="P287"><text:s text:c="4"/>"end": "2013-01-04T12:00:00+01:00",</text:p>
      <text:p text:style-name="P288"><text:s text:c="4"/>"address": "Rathaus, Raum 136",</text:p>
      <text:p text:style-name="P289"><text:s text:c="4"/>"sequence_number": 1,</text:p>
      <text:p text:style-name="P290"><text:s text:c="4"/>"committees": ["STA"],</text:p>
      <text:p text:style-name="P291"><text:s text:c="4"/>"people": ["1000", "1001"],</text:p>
      <text:p text:style-name="P292"><text:s text:c="4"/>"invitation": "0001/2013",</text:p>
      <text:p text:style-name="P293"><text:s text:c="4"/>"result_minutes": "0002/2013",</text:p>
      <text:p text:style-name="P294"><text:s text:c="4"/>"verbatim_minutes": "0003/2013",</text:p>
      <text:p text:style-name="P295"><text:s text:c="4"/>"attachments": [</text:p>
      <text:p text:style-name="P296"><text:s text:c="8"/>"0004/2013",</text:p>
      <text:p text:style-name="P297"><text:s text:c="8"/>"0005/2013"</text:p>
      <text:p text:style-name="P298"><text:s text:c="4"/>],</text:p>
      <text:p text:style-name="P299"><text:s text:c="4"/>"last_modified": "2012-01-08T14:05:27+01:00"</text:p>
      <text:p text:style-name="P300">}</text:p>
      <text:h text:style-name="Heading_20_2" text:outline-level="2">oparl:AgendaItem (Tagesordnungspunkt)</text:h>
      <text:p text:style-name="First_20_paragraph">Der Tagesordnungspunkt wird für eine bestimmte Sitzung angelegt, erhält eine (innerhalb dieser Sitzung eindeutige) Nummer und einen Titel (Betreff). Nach der Sitzung wird dem Tagesordnungspunkt außerdem ein Ergebnis angehängt. Unter Umständen kann dem Tagesordnungspunkt ein bestimmter Beschlusstext beigefügt sein.</text:p>
      <text:p text:style-name="Text_20_body">Überlicherweise haben Sitzungen mehrere Tagesordnungspunkte.</text:p>
      <text:h text:style-name="Heading_20_3" text:outline-level="3">Eigenschaften</text:h>
      <text:p text:style-name="Definition_20_Term_20_Tight">Nummer (<text:span text:style-name="Teletype">identifier</text:span>)</text:p>
      <text:p text:style-name="Definition_20_Definition_20_Tight">Beispiel: "1.2.3". Diese Nummer gibt an, in welcher Reihenfolge die Tagesordnungspunkte einer Sitzung normalerweise behandelt werden. Im Kontext einer Sitzung ist diese Nummer eindeutig.</text:p>
      <text:p text:style-name="Definition_20_Term_20_Tight">Öffentlich (<text:span text:style-name="Teletype">public</text:span>)</text:p>
      <text:p text:style-name="Definition_20_Definition_20_Tight">Kennzeichnet, ob der Tagesordnungspunkt in öffentlicher Sitzung behandelt wird. Kann die Werte <text:span text:style-name="Teletype">true</text:span> (öffentlich) oder <text:span text:style-name="Teletype">false</text:span> annehmen.</text:p>
      <text:p text:style-name="Definition_20_Term_20_Tight">Titel (<text:span text:style-name="Teletype">title</text:span>)</text:p>
      <text:p text:style-name="Definition_20_Definition_20_Tight">Das Thema des Tagesordnungspunktes</text:p>
      <text:p text:style-name="Definition_20_Term_20_Tight">Ergebnis (<text:span text:style-name="Teletype">result</text:span>)</text:p>
      <text:p text:style-name="Definition_20_Definition_20_Tight"><text:span text:style-name="T66">Optional</text:span>. Kategorische Information darüber, welches Ergebnis die Beratung des Tagesordnungspunktes gebracht hat. In der Praxis sind hier Kategorien wie "Unverändert beschlossen", "Geändert beschlossen", "Endgültig abgelehnt", "Zur Kenntnis genommen", "Ohne Votum in nachfolgende Gremien überwiesen" und weitere zu erwarten.</text:p>
      <text:p text:style-name="Definition_20_Term_20_Tight">Ergebnis Details (<text:span text:style-name="Teletype">result_details</text:span>)</text:p>
      <text:p text:style-name="Definition_20_Definition_20_Tight"><text:span text:style-name="T67">Optional</text:span>. Ermöglicht die Angabe zusätzlicher Textinformationen zum Ergebnis, zum Beispiel im Fall der Verweisung an ein anderes Gremium die Angabe, an welches Gremium verwiesen wurde.</text:p>
      <text:p text:style-name="Definition_20_Term_20_Tight">Beschlusstext (<text:span text:style-name="Teletype">resolution_text</text:span>)</text:p>
      <text:p text:style-name="Definition_20_Definition_20_Tight"><text:span text:style-name="T68">Optional</text:span>. Falls in diesem Tagesordnungspunkt ein Beschluss gefasst wurde, kann der Text hier hinterlegt werden. Das ist besonders dann in der Praxis relevant, wenn der gefasste Beschluss (z.B. durch Änderungsantrag) von der Beschlussvorlage abweicht.</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44">
        <text:list-item>
          <text:p text:style-name="P301">Einige Systeme vergeben zu Tagesordnungspunkten intern unveränderliche, numerische IDs. Es ist unklar, ob es zusätzlichen Nutzen bringt, derartige IDs, neben den Nummern, in den Standard zu übernehmen. Dies würde vermutlich nur Sinn ergeben, wenn es als Pflichtfeld gelten könnte.</text:p>
        </text:list-item>
        <text:list-item>
          <text:p text:style-name="P301">Teil der Beratungen über einheitliche Nomenklatur im Standard sollte sein, eine Vereinheitlichung der Werte für die Eigenschaft <text:span text:style-name="Teletype">result</text:span> zu diskutieren.</text:p>
        </text:list-item>
      </text:list>
      <text:h text:style-name="Heading_20_3" text:outline-level="3">Beziehungen</text:h>
      <text:list text:style-name="L45">
        <text:list-item>
          <text:p text:style-name="P302">Jeder Tagesordnungspunkt gehört zu genau einem <text:span text:style-name="Teletype">oparl:Meeting</text:span>.</text:p>
        </text:list-item>
        <text:list-item>
          <text:p text:style-name="P302">Der Tagesordnungspunkt kann auf eine Drucksache verweisen, die im Rahmen dieses Tagesordnungspunkt beraten werden soll.</text:p>
        </text:list-item>
        <text:list-item>
          <text:p text:style-name="P302">Es können <text:span text:style-name="Teletype">oparl:Person</text:span> Objekte referenziert werden, die während der Abstimmung zu diesem Tagesordnungspunkt <text:span text:style-name="T69">nicht</text:span> anwesend waren.</text:p>
        </text:list-item>
      </text:list>
      <text:h text:style-name="Heading_20_3" text:outline-level="3">Beispiel</text:h>
      <text:p text:style-name="P303">{</text:p>
      <text:p text:style-name="P304"><text:s text:c="4"/>"meeting": "3271",</text:p>
      <text:p text:style-name="P305"><text:s text:c="4"/>"identifier": "3.1.2",</text:p>
      <text:p text:style-name="P306"><text:s text:c="4"/>"public": true,</text:p>
      <text:p text:style-name="P307"><text:s text:c="4"/>"title": "Gemeinschaftsgrundschule Hornschaftsstraße/Höhenhaus. Hier: Anfrage von Herrn Philippi",</text:p>
      <text:p text:style-name="P308"><text:s text:c="4"/>"result": "Geändert beschlossen",</text:p>
      <text:p text:style-name="P309"><text:s text:c="4"/>"resolution_text": "Der Beschluss weicht wie folgt vom Antrag ab: ...",</text:p>
      <text:p text:style-name="P310"><text:s text:c="4"/>"people_absent": ["1002", "1003"],</text:p>
      <text:p text:style-name="P311"><text:s text:c="4"/>"last_modified": "2012-08-16T14:05:27+02:00"</text:p>
      <text:p text:style-name="P312">}</text:p>
      <text:h text:style-name="Heading_20_2" text:outline-level="2">oparl:Paper (Drucksache)</text:h>
      <text:p text:style-name="First_20_paragraph">Eine Drucksache bildet Mitteilungen, Antworten auf Anfragen, Beschlussvorlagen, Anfragen, Anträge und weitere Vorlagen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Jede Drucksache ist über die Eigenschaft "Typ" als eine der folgenden Arten von Drucksachen gekennzeichnet:</text:p>
      <text:list text:style-name="L46">
        <text:list-item>
          <text:p text:style-name="P313"><text:span text:style-name="T70">Beschlussvorlage</text:span>: Entscheidungsvorschlag der Verwaltung</text:p>
        </text:list-item>
        <text:list-item>
          <text:p text:style-name="P313"><text:span text:style-name="T71">Antrag</text:span>: Entscheidungsvorschlag einer Fraktionen bzw. mehrerer Fraktionen oder einer/mehrerer Einzelperson/en</text:p>
        </text:list-item>
        <text:list-item>
          <text:p text:style-name="P313"><text:span text:style-name="T72">Anfrage</text:span>: Frage(n) einer oder mehrerer Fraktion oder Einzelpersonen an die Verwaltung</text:p>
        </text:list-item>
        <text:list-item>
          <text:p text:style-name="P313"><text:span text:style-name="T73">Mitteilung</text:span><text:span text:style-name="T74">/</text:span><text:span text:style-name="T75">Stellungnahme</text:span><text:span text:style-name="T76"> </text:span><text:span text:style-name="T77">der</text:span><text:span text:style-name="T78"> </text:span><text:span text:style-name="T79">Verwaltung</text:span>: Eine Information der Verwaltung an einzelne oder mehrere Gremien. Darunter fallen nicht Beantwortungen von Anfragen.</text:p>
        </text:list-item>
        <text:list-item>
          <text:p text:style-name="P313"><text:span text:style-name="T80">Beantwortung</text:span><text:span text:style-name="T81"> </text:span><text:span text:style-name="T82">einer</text:span><text:span text:style-name="T83"> </text:span><text:span text:style-name="T84">Anfrage</text:span>: Antwort der Verwaltung auf (mündliche oder schriftliche) Anfragen</text:p>
        </text:list-item>
      </text:list>
      <text:h text:style-name="Heading_20_3" text:outline-level="3">Eigenschaften</text:h>
      <text:p text:style-name="Definition_20_Term_20_Tight">Schlüssel (<text:span text:style-name="Teletype">id</text:span>)</text:p>
      <text:p text:style-name="Definition_20_Definition_20_Tight">Die Kennung einer Drucksache muss für die jeweilige Körperschaft eindeutig sein. Sie kann sowohl Ziffern als auch Buchstaben enthalten. Einige Systeme (z.B. Köln) verwenden besondere Trennzeichen wie "/", um eine Jahreszahl von einer laufenden Nummer abzutrennen. Weiterhin werden mancherorts führende Nullen verwendet.</text:p>
      <text:p text:style-name="Definition_20_Term_20_Tight">Datum (<text:span text:style-name="Teletype">date</text:span>)</text:p>
      <text:p text:style-name="Definition_20_Definition_20_Tight">Datum der Veröffentlichung</text:p>
      <text:p text:style-name="Definition_20_Term_20_Tight">Typ (<text:span text:style-name="Teletype">type</text:span>)</text:p>
      <text:p text:style-name="Definition_20_Definition_20_Tight">Art der Drucksache (Erläuterung siehe oben)</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47">
        <text:list-item>
          <text:p text:style-name="P314">Es muss genau ein <text:span text:style-name="T85">Hauptdokument</text:span> (<text:span text:style-name="Teletype">oparl:Document</text:span>) referenziert werden.</text:p>
        </text:list-item>
        <text:list-item>
          <text:p text:style-name="P314">Es können beliebig viele weitere Dokumente referenziert werden, die als nachgeordnete <text:span text:style-name="T86">Anlagen</text:span> zur Drucksache verstanden werden.</text:p>
        </text:list-item>
        <text:list-item>
          <text:p text:style-name="P314">Die Drucksache ist beliebig vielen Gremien zuzuordnen, in denen diese beraten wird.</text:p>
        </text:list-item>
        <text:list-item>
          <text:p text:style-name="P314">Drucksachen können <text:span text:style-name="T87">Urhebern</text:span> zugewiesen werden. Im Fall von Mitteilungen der Verwaltung ist dies oft der Oberbürgermeister. Bei Anträgen oder Anfragen können Organisationen oder Einzelpersonen referenziert werden. Es können stets mehrere Uhrheber verknüpft werden.</text:p>
        </text:list-item>
        <text:list-item>
          <text:p text:style-name="P314">Es können beliebig viele <text:span text:style-name="T88">Orte</text:span> (siehe Objekttyp "Ort") referenziert werden, die im Inhalt der Drucksache behandelt werden. Beispiel: Beschlussvorlage zur Freigabe von Mitteln für die Sanierung eines Sportplatzes, wobei der Ort die Lage des Sportplatzes genau beschreibt. (TODO)</text:p>
        </text:list-item>
        <text:list-item>
          <text:p text:style-name="P314">Drucksachen können auf andere Drucksachen referenzieren. Diese Verweise können verschiedene semantische Beziehungen ausdrücken. So kann eine Drucksache auf eine übergeordnete oder eine oder mehrere untergeordnete Drucksachen verweisen. Beim Drucksachen-Typ "Beantwortung einer Anfrage" ist die Drucksache zu referenzieren, die die ursprüngliche <text:span text:style-name="T89">Anfrage</text:span> beinhaltet. Denkbar sind auch Verweise auf frühere Drucksachen zum selben Thema. Zu klären ist, wie die verschiedenen möglichen Beziehungen formell ausgedrückt werden.</text:p>
        </text:list-item>
        <text:list-item>
          <text:p text:style-name="P314">Drucksachen können zu beliebig vielen Tagesordnungspunkten in Beziehung stehen, um die <text:span text:style-name="T90">Beratungsfolge</text:span> einer Drucksache abzubilden. Hierbei kann die Beziehung jeweils mit einer Zuständigkeit versehen sein, die noch näher zu bestimmen ist (TODO).</text:p>
        </text:list-item>
      </text:list>
      <text:h text:style-name="Heading_20_3" text:outline-level="3">Beispiel</text:h>
      <text:p text:style-name="P315">{</text:p>
      <text:p text:style-name="P316"><text:s text:c="4"/>"id": "1234/2012",</text:p>
      <text:p text:style-name="P317"><text:s text:c="4"/>"date": "2013-01-04",</text:p>
      <text:p text:style-name="P318"><text:s text:c="4"/>"type": "Beantwortung einer Anfrage",</text:p>
      <text:p text:style-name="P319"><text:s text:c="4"/>"related_papers": [</text:p>
      <text:p text:style-name="P320"><text:s text:c="8"/>"0768/2012"</text:p>
      <text:p text:style-name="P321"><text:s text:c="4"/>],</text:p>
      <text:p text:style-name="P322"><text:s text:c="4"/>"main_document": "3000.pdf",</text:p>
      <text:p text:style-name="P323"><text:s text:c="4"/>"attachments": [</text:p>
      <text:p text:style-name="P324"><text:s text:c="8"/>"3002.pdf",</text:p>
      <text:p text:style-name="P325"><text:s text:c="8"/>"3003.pdf"</text:p>
      <text:p text:style-name="P326"><text:s text:c="4"/>],</text:p>
      <text:p text:style-name="P327"><text:s text:c="4"/>"locations": [</text:p>
      <text:p text:style-name="P328"><text:s text:c="8"/>{</text:p>
      <text:p text:style-name="P329"><text:s text:c="12"/>"description": "Theodor-Heuss-Ring 1",</text:p>
      <text:p text:style-name="P330"><text:s text:c="12"/>"lat": 7.148,</text:p>
      <text:p text:style-name="P331"><text:s text:c="12"/>"lon": 50.023</text:p>
      <text:p text:style-name="P332"><text:s text:c="8"/>}</text:p>
      <text:p text:style-name="P333"><text:s text:c="4"/>],</text:p>
      <text:p text:style-name="P334"><text:s text:c="4"/>"committees": ["STA"],</text:p>
      <text:p text:style-name="P335"><text:s text:c="4"/>"creators": [</text:p>
      <text:p text:style-name="P336"><text:s text:c="8"/>{</text:p>
      <text:p text:style-name="P337"><text:s text:c="12"/>"typ": "Organisation",</text:p>
      <text:p text:style-name="P338"><text:s text:c="12"/>"id": "2000"</text:p>
      <text:p text:style-name="P339"><text:s text:c="8"/>},</text:p>
      <text:p text:style-name="P340"><text:s text:c="8"/>{</text:p>
      <text:p text:style-name="P341"><text:s text:c="12"/>"typ": "Person",</text:p>
      <text:p text:style-name="P342"><text:s text:c="12"/>"id": "1000"</text:p>
      <text:p text:style-name="P343"><text:s text:c="8"/>}</text:p>
      <text:p text:style-name="P344"><text:s text:c="4"/>],</text:p>
      <text:p text:style-name="P345"><text:s text:c="4"/>"consultations": [</text:p>
      <text:p text:style-name="P346"><text:s text:c="8"/>{</text:p>
      <text:p text:style-name="P347"><text:s text:c="12"/>"meeting": "3271",</text:p>
      <text:p text:style-name="P348"><text:s text:c="12"/>"agendaitem": "3.1.2",</text:p>
      <text:p text:style-name="P349"><text:s text:c="12"/>"role": "Federführende Beratung"</text:p>
      <text:p text:style-name="P350"><text:s text:c="8"/>}</text:p>
      <text:p text:style-name="P351"><text:s text:c="4"/>],</text:p>
      <text:p text:style-name="P352"><text:s text:c="4"/>"last_modified": "2013-01-08T12:05:27+01:00"</text:p>
      <text:p text:style-name="P353">}</text:p>
      <text:h text:style-name="Heading_20_2" text:outline-level="2">oparl:Document (Dokument)</text:h>
      <text:p text:style-name="First_20_paragraph">Ein Dokument hält Metadaten einer Datei vor, beispielsweise einer PDF-Datei, eines RTF- oder ODF-Dokuments (oder auch einer Datei in einem proprietären Format).</text:p>
      <text:p text:style-name="Text_20_body">Wird von einem Dokument in einem Nicht-PDF-Format (z.B. RTF oder ODF) eine PDF-Ableitung hinterlegt, ist diese Ableitung ebenfalls ein Dokument. Um zu zeigen, dass es sich um eine Ableitung handelt, verweist dieses auf das Original als "Master".</text:p>
      <text:p text:style-name="Text_20_body">Im Unterschied zur Drucksache benötigt das Dokument keine nutzerfreundliche Kennung.</text:p>
      <text:h text:style-name="Heading_20_3" text:outline-level="3">Eigenschaften</text:h>
      <text:p text:style-name="Definition_20_Term_20_Tight">Schlüssel (<text:span text:style-name="Teletype">id</text:span>)</text:p>
      <text:p text:style-name="Definition_20_Definition_20_Tight">Unveränderliche Kennung</text:p>
      <text:p text:style-name="Definition_20_Term_20_Tight">Name (<text:span text:style-name="Teletype">name</text:span>)</text:p>
      <text:p text:style-name="Definition_20_Definition_20_Tight">Dateiname, z.B. "12345.pdf"</text:p>
      <text:p text:style-name="Definition_20_Term_20_Tight">Dateityp (<text:span text:style-name="Teletype">mime_type</text:span>)</text:p>
      <text:p text:style-name="Definition_20_Definition_20_Tight">Mime-Typ des Inhalts, z.B. "application/pdf"</text:p>
      <text:p text:style-name="Definition_20_Term_20_Tight">Veröffentlichungsdatum (<text:span text:style-name="Teletype">date</text:span>)</text:p>
      <text:p text:style-name="Definition_20_Definition_20_Tight">Datum des Tages, an dem das Dokument ins System eingestellt wurde</text:p>
      <text:p text:style-name="Definition_20_Term_20_Tight">Änderungsdatum und -uhrzeit (<text:span text:style-name="Teletype">last_modified</text:span>)</text:p>
      <text:p text:style-name="Definition_20_Definition_20_Tight">Datum und Uhrzeit der letzten Änderung des Dokuments</text:p>
      <text:p text:style-name="Definition_20_Term_20_Tight">Prüfsumme (<text:span text:style-name="Teletype">sha1_checksum</text:span>)</text:p>
      <text:p text:style-name="Definition_20_Definition_20_Tight">SHA1-Prüfsumme des Dokumenteninhalts</text:p>
      <text:p text:style-name="Definition_20_Term_20_Tight">URL (<text:span text:style-name="Teletype">url</text:span>)</text:p>
      <text:p text:style-name="Definition_20_Definition_20_Tight">URL zum Abruf der Daten dieses Dokuments mittels HTTP GET-Aufruf</text:p>
      <text:p text:style-name="Definition_20_Term_20_Tight">Nur-Text-Version (<text:span text:style-name="Teletype">text</text:span>)</text:p>
      <text:p text:style-name="Definition_20_Definition_20_Tight">Reine Text-Wiedergabe des Dokumenteninhalts, sofern es sich nicht um eine reine Abbildung handelt.</text:p>
      <text:h text:style-name="Heading_20_3" text:outline-level="3">Beziehungen</text:h>
      <text:list text:style-name="L48">
        <text:list-item>
          <text:p text:style-name="P354">Dokumente gehören zwingend zu einer <text:span text:style-name="T91">Drucksache</text:span>, optional auch zu mehreren. Ein Dokument kann entweder als Hauptdokument einer Drucksache oder als Anlage eingestuft sein.</text:p>
        </text:list-item>
        <text:list-item>
          <text:p text:style-name="P354">Ein Dokument kann auf ein anderes Dokument referenzieren, wenn es von dem anderen Dokument abstammt. So ist es möglich, von einem abgeleiteten Dokument zu seinem Dokumenten-Master zu gelangen (Beispiel: von einem PDF-Dokument zum OpenOffice-Original).</text:p>
        </text:list-item>
      </text:list>
      <text:p text:style-name="P355">{</text:p>
      <text:p text:style-name="P356"><text:s text:c="4"/>"id": "3000",</text:p>
      <text:p text:style-name="P357"><text:s text:c="4"/>"name": "3000.pdf",</text:p>
      <text:p text:style-name="P358"><text:s text:c="4"/>"mime_type": "application/pdf",</text:p>
      <text:p text:style-name="P359"><text:s text:c="4"/>"date": "2013-01-04T07:54:13+01:00",</text:p>
      <text:p text:style-name="P360"><text:s text:c="4"/>"last_modified": "2013-01-04T07:54:13+01:00",</text:p>
      <text:p text:style-name="P361"><text:s text:c="4"/>"sha1_checksum": "da39a3ee5e6b4b0d3255bfef95601890afd80709",</text:p>
      <text:p text:style-name="P362"><text:s text:c="4"/>"url": "http://ris.beispielstadt.de/api/documents/3000.pdf",</text:p>
      <text:p text:style-name="P363"><text:s text:c="4"/>"text": "Der Übersichtsplan zeigt alle Ebenen des ...",</text:p>
      <text:p text:style-name="P364"><text:s text:c="4"/>"master": "2099"</text:p>
      <text:p text:style-name="P365">}</text:p>
      <text:h text:style-name="Heading_20_2" text:outline-level="2">oparl:Consultation (Beratung)</text:h>
      <text:h text:style-name="Heading_20_2" text:outline-level="2">oparl:Location (Ort)</text:h>
      <text:p text:style-name="First_20_paragraph">Dieser Objekttyp dient dazu, einen Ortsbezug einer Drucksache formal abzubilden. Ortsangaben können sowohl aus Textinformationen bestehen (beispielsweise der Name einer Straße/eines Platzes oder eine genaue Adresse) als auch aus Geodaten.</text:p>
      <text:p text:style-name="Text_20_body">OParl sieht die Angabe von Geodaten in Anlehnung an die GeoJSON-Spezifikation [13] vor. Die GeoJSON-Spezifikation erlaubt die Abbildung von vielen unterschiedlichen Geometrien wie Punkten, Pfaden und Polygonen. Während GeoJSON zu jedem Geodaten-Objekt auch die Speicherung zusätzlicher Metadaten ermöglicht, beschränkt sich OParl ledliglich auf das <text:span text:style-name="Teletype">geometry</text:span>-Attribut in GeoJSON. Sämtliche Geo-Koordinatenangaben werden in in OParl im WGS-84-System [11] erwartet.</text:p>
      <text:h text:style-name="Heading_20_3" text:outline-level="3">Eigenschaften</text:h>
      <text:p text:style-name="Definition_20_Term_20_Tight">Textanabe (<text:span text:style-name="Teletype">description</text:span>)</text:p>
      <text:p text:style-name="Definition_20_Definition_20_Tight"><text:span text:style-name="T92">Optional</text:span><text:span text:style-name="T93">.</text:span> Textliche Beschreibung eines Orts, z.B. in Form einer Adresse</text:p>
      <text:p text:style-name="Definition_20_Term_20_Tight">Koordinaten (<text:span text:style-name="Teletype">geometry</text:span>)</text:p>
      <text:p text:style-name="Definition_20_Definition_20_Tight"><text:span text:style-name="T94">Optional</text:span><text:span text:style-name="T95">.</text:span> GeoJSON geometry Objekt</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49">
        <text:list-item>
          <text:p text:style-name="P366">Orte können mit Drucksachen in Verbindung stehen.</text:p>
        </text:list-item>
      </text:list>
      <text:p text:style-name="P367">{</text:p>
      <text:p text:style-name="P368"><text:s text:c="4"/>"description": "Honschaftsstraße 312, 51061 Köln",</text:p>
      <text:p text:style-name="P369"><text:s text:c="4"/>"geometry": {</text:p>
      <text:p text:style-name="P370"><text:s text:c="8"/>"type": "Point",</text:p>
      <text:p text:style-name="P371"><text:s text:c="8"/>"coordinates": [7.03291, 50.98249]</text:p>
      <text:p text:style-name="P372"><text:s text:c="4"/>},</text:p>
      <text:p text:style-name="P373"><text:s text:c="4"/>"last_modified": "2013-02-14T14:05:27+01:00"</text:p>
      <text:p text:style-name="P374">}</text:p>
      <text:h text:style-name="Heading_20_2" text:outline-level="2">oparl:Contact (Kontakt)</text:h>
      <text:h text:style-name="Heading_20_1" text:outline-level="1">Fußnoten</text:h>
      <text:p text:style-name="First_20_paragraph">[11]: World Geodetic System 1984 (EPSG:4326), wird unter anderem auch vom Global Positioning System (GPS) verwendet.</text:p>
      <text:p text:style-name="Text_20_body">[13]: GeoJSON <text:a xlink:type="simple" xlink:href="http://www.geojson.org/" office:name=""><text:span text:style-name="Definition">www.geojson.org</text:span></text:a></text:p>
      <text:p text:style-name="Text_20_body">[14]: Frankfurt Gestalten <text:a xlink:type="simple" xlink:href="http://www.geojson.org/" office:name=""><text:span text:style-name="Definition">www.geojson.org</text:span></text:a></text:p>
      <text:p text:style-name="Text_20_body">[15]: Offenes Köln <text:a xlink:type="simple" xlink:href="http://offeneskoeln.de/" office:name=""><text:span text:style-name="Definition">offeneskoeln.de</text:span></text:a></text:p>
      <text:p text:style-name="Text_20_body">[16]: OpenRuhr:RIS <text:a xlink:type="simple" xlink:href="http://openruhr.de/openruhrris/" office:name=""><text:span text:style-name="Definition">openruhr.de/openruhrris</text:span></text:a></text:p>
      <text:h text:style-name="Heading_20_1" text:outline-level="1">Glossar</text:h>
      <text:p text:style-name="Definition_20_Term">JSON-LD</text:p>
      <text:p text:style-name="Definition_20_Definition">JSON for Linked Data</text:p>
      <text:p text:style-name="Definition_20_Term">RIS</text:p>
      <text:p text:style-name="Definition_20_Definition">Ratsinformationssystem</text:p>
      <text:p text:style-name="Definition_20_Term">WGS 84</text:p>
      <text:p text:style-name="Definition_20_Definition">World Geodetic System 1984. Ein weltweites Referenzsystem für die Interpretation von Geokoordinaten-Anga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